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style:font-size-asian="24pt" style:font-size-complex="24pt"/>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list-style-name="L6">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list-style-name="L7">
      <style:paragraph-properties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Standard" style:list-style-name="L8">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Standard" style:list-style-name="L9">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10">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11">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Standard" style:list-style-name="L12">
      <style:paragraph-properties fo:text-align="start" style:justify-single-word="false"/>
      <style:text-properties fo:font-size="12pt" fo:font-weight="normal" style:font-size-asian="12pt" style:font-weight-asian="normal" style:font-size-complex="12pt" style:font-weight-complex="normal"/>
    </style:style>
    <style:style style:name="P18" style:family="paragraph" style:parent-style-name="Standard" style:list-style-name="L15">
      <style:paragraph-properties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list-style-name="L16">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list-style-name="L17">
      <style:paragraph-properties fo:text-align="start" style:justify-single-word="false"/>
      <style:text-properties fo:font-size="12pt" fo:font-weight="normal" style:font-size-asian="12pt" style:font-weight-asian="normal" style:font-size-complex="12pt" style:font-weight-complex="normal"/>
    </style:style>
    <style:style style:name="P21" style:family="paragraph" style:parent-style-name="Standard" style:list-style-name="L18">
      <style:paragraph-properties fo:text-align="start" style:justify-single-word="false"/>
      <style:text-properties fo:font-size="12pt" fo:font-weight="normal" style:font-size-asian="12pt" style:font-weight-asian="normal" style:font-size-complex="12pt" style:font-weight-complex="normal"/>
    </style:style>
    <style:style style:name="P22" style:family="paragraph" style:parent-style-name="Standard" style:list-style-name="L19">
      <style:paragraph-properties fo:text-align="start" style:justify-single-word="false"/>
      <style:text-properties fo:font-size="12pt" fo:font-weight="normal" style:font-size-asian="12pt" style:font-weight-asian="normal" style:font-size-complex="12pt" style:font-weight-complex="normal"/>
    </style:style>
    <style:style style:name="P23" style:family="paragraph" style:parent-style-name="Standard" style:list-style-name="L20">
      <style:paragraph-properties fo:text-align="start" style:justify-single-word="false"/>
      <style:text-properties fo:font-size="12pt" fo:font-weight="normal" style:font-size-asian="12pt" style:font-weight-asian="normal" style:font-size-complex="12pt" style:font-weight-complex="normal"/>
    </style:style>
    <style:style style:name="P24" style:family="paragraph" style:parent-style-name="Standard" style:list-style-name="L21">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list-style-name="L22">
      <style:paragraph-properties fo:text-align="start" style:justify-single-word="false"/>
      <style:text-properties fo:font-size="12pt" fo:font-weight="normal" style:font-size-asian="12pt" style:font-weight-asian="normal" style:font-size-complex="12pt" style:font-weight-complex="normal"/>
    </style:style>
    <style:style style:name="P26" style:family="paragraph" style:parent-style-name="Standard" style:list-style-name="L23">
      <style:paragraph-properties fo:text-align="start" style:justify-single-word="false"/>
      <style:text-properties fo:font-size="12pt" fo:font-weight="normal" style:font-size-asian="12pt" style:font-weight-asian="normal" style:font-size-complex="12pt" style:font-weight-complex="normal"/>
    </style:style>
    <style:style style:name="P27" style:family="paragraph" style:parent-style-name="Standard" style:list-style-name="L24">
      <style:paragraph-properties fo:text-align="start" style:justify-single-word="false"/>
      <style:text-properties fo:font-size="12pt" fo:font-weight="normal" style:font-size-asian="12pt" style:font-weight-asian="normal" style:font-size-complex="12pt" style:font-weight-complex="normal"/>
    </style:style>
    <style:style style:name="P28" style:family="paragraph" style:parent-style-name="Standard" style:list-style-name="L25">
      <style:paragraph-properties fo:text-align="start" style:justify-single-word="false"/>
      <style:text-properties fo:font-size="12pt" fo:font-weight="normal" style:font-size-asian="12pt" style:font-weight-asian="normal" style:font-size-complex="12pt" style:font-weight-complex="normal"/>
    </style:style>
    <style:style style:name="P29" style:family="paragraph" style:parent-style-name="Standard" style:list-style-name="L26">
      <style:paragraph-properties fo:text-align="start" style:justify-single-word="false"/>
      <style:text-properties fo:font-size="12pt" fo:font-weight="normal" style:font-size-asian="12pt" style:font-weight-asian="normal" style:font-size-complex="12pt" style:font-weight-complex="normal"/>
    </style:style>
    <style:style style:name="P30" style:family="paragraph" style:parent-style-name="Standard" style:list-style-name="L27">
      <style:paragraph-properties fo:text-align="start" style:justify-single-word="false"/>
      <style:text-properties fo:font-size="12pt" fo:font-weight="normal" style:font-size-asian="12pt" style:font-weight-asian="normal" style:font-size-complex="12pt" style:font-weight-complex="normal"/>
    </style:style>
    <style:style style:name="P31" style:family="paragraph" style:parent-style-name="Standard" style:list-style-name="L28">
      <style:paragraph-properties fo:text-align="start" style:justify-single-word="false"/>
      <style:text-properties fo:font-size="12pt" fo:font-weight="normal" style:font-size-asian="12pt" style:font-weight-asian="normal" style:font-size-complex="12pt" style:font-weight-complex="normal"/>
    </style:style>
    <style:style style:name="P32" style:family="paragraph" style:parent-style-name="Standard" style:list-style-name="L29">
      <style:paragraph-properties fo:text-align="start" style:justify-single-word="false"/>
      <style:text-properties fo:font-size="12pt" fo:font-weight="normal" style:font-size-asian="12pt" style:font-weight-asian="normal" style:font-size-complex="12pt" style:font-weight-complex="normal"/>
    </style:style>
    <style:style style:name="P33" style:family="paragraph" style:parent-style-name="Standard" style:list-style-name="L30">
      <style:paragraph-properties fo:text-align="start" style:justify-single-word="false"/>
      <style:text-properties fo:font-size="12pt" fo:font-weight="normal" style:font-size-asian="12pt" style:font-weight-asian="normal" style:font-size-complex="12pt" style:font-weight-complex="normal"/>
    </style:style>
    <style:style style:name="P34" style:family="paragraph" style:parent-style-name="Standard" style:list-style-name="L31">
      <style:paragraph-properties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Standard" style:list-style-name="L32">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Standard" style:list-style-name="L33">
      <style:paragraph-properties fo:text-align="start" style:justify-single-word="false"/>
      <style:text-properties fo:font-size="12pt" fo:font-weight="normal" style:font-size-asian="12pt" style:font-weight-asian="normal" style:font-size-complex="12pt" style:font-weight-complex="normal"/>
    </style:style>
    <style:style style:name="P37" style:family="paragraph" style:parent-style-name="Standard" style:list-style-name="L34">
      <style:paragraph-properties fo:text-align="start" style:justify-single-word="false"/>
      <style:text-properties fo:font-size="12pt" fo:font-weight="normal" style:font-size-asian="12pt" style:font-weight-asian="normal" style:font-size-complex="12pt" style:font-weight-complex="normal"/>
    </style:style>
    <style:style style:name="P38" style:family="paragraph" style:parent-style-name="Standard" style:list-style-name="L35">
      <style:paragraph-properties fo:text-align="start" style:justify-single-word="false"/>
      <style:text-properties fo:font-size="12pt" fo:font-weight="normal" style:font-size-asian="12pt" style:font-weight-asian="normal" style:font-size-complex="12pt" style:font-weight-complex="normal"/>
    </style:style>
    <style:style style:name="P39" style:family="paragraph" style:parent-style-name="Standard" style:list-style-name="L38">
      <style:paragraph-properties fo:text-align="start" style:justify-single-word="false"/>
      <style:text-properties fo:font-size="12pt" fo:font-weight="normal" style:font-size-asian="12pt" style:font-weight-asian="normal" style:font-size-complex="12pt" style:font-weight-complex="normal"/>
    </style:style>
    <style:style style:name="P40" style:family="paragraph" style:parent-style-name="Standard" style:list-style-name="L42">
      <style:paragraph-properties fo:text-align="start" style:justify-single-word="false"/>
      <style:text-properties fo:font-size="12pt" fo:font-weight="normal" style:font-size-asian="12pt" style:font-weight-asian="normal" style:font-size-complex="12pt" style:font-weight-complex="normal"/>
    </style:style>
    <style:style style:name="P41" style:family="paragraph" style:parent-style-name="Standard" style:list-style-name="L43">
      <style:paragraph-properties fo:text-align="start" style:justify-single-word="false"/>
      <style:text-properties fo:font-size="12pt" fo:font-weight="normal" style:font-size-asian="12pt" style:font-weight-asian="normal" style:font-size-complex="12pt" style:font-weight-complex="normal"/>
    </style:style>
    <style:style style:name="P42" style:family="paragraph" style:parent-style-name="Standard" style:list-style-name="L44">
      <style:paragraph-properties fo:text-align="start" style:justify-single-word="false"/>
      <style:text-properties fo:font-size="12pt" fo:font-weight="normal" style:font-size-asian="12pt" style:font-weight-asian="normal" style:font-size-complex="12pt" style:font-weight-complex="normal"/>
    </style:style>
    <style:style style:name="P43" style:family="paragraph" style:parent-style-name="Standard" style:list-style-name="L45">
      <style:paragraph-properties fo:text-align="start" style:justify-single-word="false"/>
      <style:text-properties fo:font-size="12pt" fo:font-weight="normal" style:font-size-asian="12pt" style:font-weight-asian="normal" style:font-size-complex="12pt" style:font-weight-complex="normal"/>
    </style:style>
    <style:style style:name="P44" style:family="paragraph" style:parent-style-name="Standard" style:list-style-name="L46">
      <style:paragraph-properties fo:text-align="start" style:justify-single-word="false"/>
      <style:text-properties fo:font-size="12pt" fo:font-weight="normal" style:font-size-asian="12pt" style:font-weight-asian="normal" style:font-size-complex="12pt" style:font-weight-complex="normal"/>
    </style:style>
    <style:style style:name="P45" style:family="paragraph" style:parent-style-name="Standard" style:list-style-name="L47">
      <style:paragraph-properties fo:text-align="start" style:justify-single-word="false"/>
      <style:text-properties fo:font-size="12pt" fo:font-weight="normal" style:font-size-asian="12pt" style:font-weight-asian="normal" style:font-size-complex="12pt" style:font-weight-complex="normal"/>
    </style:style>
    <style:style style:name="P46" style:family="paragraph" style:parent-style-name="Standard" style:list-style-name="L48">
      <style:paragraph-properties fo:text-align="start" style:justify-single-word="false"/>
      <style:text-properties fo:font-size="12pt" fo:font-weight="normal" style:font-size-asian="12pt" style:font-weight-asian="normal" style:font-size-complex="12pt" style:font-weight-complex="normal"/>
    </style:style>
    <style:style style:name="P47" style:family="paragraph" style:parent-style-name="Standard" style:list-style-name="L49">
      <style:paragraph-properties fo:text-align="start" style:justify-single-word="false"/>
      <style:text-properties fo:font-size="12pt" fo:font-weight="normal" style:font-size-asian="12pt" style:font-weight-asian="normal" style:font-size-complex="12pt" style:font-weight-complex="normal"/>
    </style:style>
    <style:style style:name="P48" style:family="paragraph" style:parent-style-name="Standard" style:list-style-name="L50">
      <style:paragraph-properties fo:text-align="start" style:justify-single-word="false"/>
      <style:text-properties fo:font-size="12pt" fo:font-weight="normal" style:font-size-asian="12pt" style:font-weight-asian="normal" style:font-size-complex="12pt" style:font-weight-complex="normal"/>
    </style:style>
    <style:style style:name="P49" style:family="paragraph" style:parent-style-name="Standard" style:list-style-name="L51">
      <style:paragraph-properties fo:text-align="start" style:justify-single-word="false"/>
      <style:text-properties fo:font-size="12pt" fo:font-weight="normal" style:font-size-asian="12pt" style:font-weight-asian="normal" style:font-size-complex="12pt" style:font-weight-complex="normal"/>
    </style:style>
    <style:style style:name="P50" style:family="paragraph" style:parent-style-name="Standard" style:list-style-name="L52">
      <style:paragraph-properties fo:text-align="start" style:justify-single-word="false"/>
      <style:text-properties fo:font-size="12pt" fo:font-weight="normal" style:font-size-asian="12pt" style:font-weight-asian="normal" style:font-size-complex="12pt" style:font-weight-complex="normal"/>
    </style:style>
    <style:style style:name="P51" style:family="paragraph" style:parent-style-name="Standard" style:list-style-name="L53">
      <style:paragraph-properties fo:text-align="start" style:justify-single-word="false"/>
      <style:text-properties fo:font-size="12pt" fo:font-weight="normal" style:font-size-asian="12pt" style:font-weight-asian="normal" style:font-size-complex="12pt" style:font-weight-complex="normal"/>
    </style:style>
    <style:style style:name="P52" style:family="paragraph" style:parent-style-name="Standard" style:list-style-name="L54">
      <style:paragraph-properties fo:text-align="start" style:justify-single-word="false"/>
      <style:text-properties fo:font-size="12pt" fo:font-weight="normal" style:font-size-asian="12pt" style:font-weight-asian="normal" style:font-size-complex="12pt" style:font-weight-complex="normal"/>
    </style:style>
    <style:style style:name="P53" style:family="paragraph" style:parent-style-name="Standard" style:list-style-name="L55">
      <style:paragraph-properties fo:text-align="start" style:justify-single-word="false"/>
      <style:text-properties fo:font-size="12pt" fo:font-weight="normal" style:font-size-asian="12pt" style:font-weight-asian="normal" style:font-size-complex="12pt" style:font-weight-complex="normal"/>
    </style:style>
    <style:style style:name="P54" style:family="paragraph" style:parent-style-name="Standard" style:list-style-name="L56">
      <style:paragraph-properties fo:text-align="start" style:justify-single-word="false"/>
      <style:text-properties fo:font-size="12pt" fo:font-weight="normal" style:font-size-asian="12pt" style:font-weight-asian="normal" style:font-size-complex="12pt" style:font-weight-complex="normal"/>
    </style:style>
    <style:style style:name="P55" style:family="paragraph" style:parent-style-name="Standard" style:list-style-name="L57">
      <style:paragraph-properties fo:text-align="start" style:justify-single-word="false"/>
      <style:text-properties fo:font-size="12pt" fo:font-weight="normal" style:font-size-asian="12pt" style:font-weight-asian="normal" style:font-size-complex="12pt" style:font-weight-complex="normal"/>
    </style:style>
    <style:style style:name="P56" style:family="paragraph" style:parent-style-name="Standard" style:list-style-name="L58">
      <style:paragraph-properties fo:text-align="start" style:justify-single-word="false"/>
      <style:text-properties fo:font-size="12pt" fo:font-weight="normal" style:font-size-asian="12pt" style:font-weight-asian="normal" style:font-size-complex="12pt" style:font-weight-complex="normal"/>
    </style:style>
    <style:style style:name="P57" style:family="paragraph" style:parent-style-name="Standard" style:list-style-name="L59">
      <style:paragraph-properties fo:text-align="start" style:justify-single-word="false"/>
      <style:text-properties fo:font-size="12pt" fo:font-weight="normal" style:font-size-asian="12pt" style:font-weight-asian="normal" style:font-size-complex="12pt" style:font-weight-complex="normal"/>
    </style:style>
    <style:style style:name="P58" style:family="paragraph" style:parent-style-name="Standard" style:list-style-name="L60">
      <style:paragraph-properties fo:text-align="start" style:justify-single-word="false"/>
      <style:text-properties fo:font-size="12pt" fo:font-weight="normal" style:font-size-asian="12pt" style:font-weight-asian="normal" style:font-size-complex="12pt" style:font-weight-complex="normal"/>
    </style:style>
    <style:style style:name="P59" style:family="paragraph" style:parent-style-name="Standard" style:list-style-name="L61">
      <style:paragraph-properties fo:text-align="start" style:justify-single-word="false"/>
      <style:text-properties fo:font-size="12pt" fo:font-weight="normal" style:font-size-asian="12pt" style:font-weight-asian="normal" style:font-size-complex="12pt" style:font-weight-complex="normal"/>
    </style:style>
    <style:style style:name="P60" style:family="paragraph" style:parent-style-name="Standard" style:list-style-name="L62">
      <style:paragraph-properties fo:text-align="start" style:justify-single-word="false"/>
      <style:text-properties fo:font-size="12pt" fo:font-weight="normal" style:font-size-asian="12pt" style:font-weight-asian="normal" style:font-size-complex="12pt" style:font-weight-complex="normal"/>
    </style:style>
    <style:style style:name="P61" style:family="paragraph" style:parent-style-name="Standard" style:list-style-name="L63">
      <style:paragraph-properties fo:text-align="start" style:justify-single-word="false"/>
      <style:text-properties fo:font-size="12pt" fo:font-weight="normal" style:font-size-asian="12pt" style:font-weight-asian="normal" style:font-size-complex="12pt" style:font-weight-complex="normal"/>
    </style:style>
    <style:style style:name="P62" style:family="paragraph" style:parent-style-name="Standard" style:list-style-name="L64">
      <style:paragraph-properties fo:text-align="start" style:justify-single-word="false"/>
      <style:text-properties fo:font-size="12pt" fo:font-weight="normal" style:font-size-asian="12pt" style:font-weight-asian="normal" style:font-size-complex="12pt" style:font-weight-complex="normal"/>
    </style:style>
    <style:style style:name="P63" style:family="paragraph" style:parent-style-name="Standard" style:list-style-name="L65">
      <style:paragraph-properties fo:text-align="start" style:justify-single-word="false"/>
      <style:text-properties fo:font-size="12pt" fo:font-weight="normal" style:font-size-asian="12pt" style:font-weight-asian="normal" style:font-size-complex="12pt" style:font-weight-complex="normal"/>
    </style:style>
    <style:style style:name="P64" style:family="paragraph" style:parent-style-name="Standard" style:list-style-name="L66">
      <style:paragraph-properties fo:text-align="start" style:justify-single-word="false"/>
      <style:text-properties fo:font-size="12pt" fo:font-weight="normal" style:font-size-asian="12pt" style:font-weight-asian="normal" style:font-size-complex="12pt" style:font-weight-complex="normal"/>
    </style:style>
    <style:style style:name="P65" style:family="paragraph" style:parent-style-name="Standard" style:list-style-name="L67">
      <style:paragraph-properties fo:text-align="start" style:justify-single-word="false"/>
      <style:text-properties fo:font-size="12pt" fo:font-weight="normal" style:font-size-asian="12pt" style:font-weight-asian="normal" style:font-size-complex="12pt" style:font-weight-complex="normal"/>
    </style:style>
    <style:style style:name="P66" style:family="paragraph" style:parent-style-name="Standard" style:list-style-name="L68">
      <style:paragraph-properties fo:text-align="start" style:justify-single-word="false"/>
      <style:text-properties fo:font-size="12pt" fo:font-weight="normal" style:font-size-asian="12pt" style:font-weight-asian="normal" style:font-size-complex="12pt" style:font-weight-complex="normal"/>
    </style:style>
    <style:style style:name="P67" style:family="paragraph" style:parent-style-name="Standard" style:list-style-name="L69">
      <style:paragraph-properties fo:text-align="start" style:justify-single-word="false"/>
      <style:text-properties fo:font-size="12pt" fo:font-weight="normal" style:font-size-asian="12pt" style:font-weight-asian="normal" style:font-size-complex="12pt" style:font-weight-complex="normal"/>
    </style:style>
    <style:style style:name="P68" style:family="paragraph" style:parent-style-name="Standard" style:list-style-name="L70">
      <style:paragraph-properties fo:text-align="start" style:justify-single-word="false"/>
      <style:text-properties fo:font-size="12pt" fo:font-weight="normal" style:font-size-asian="12pt" style:font-weight-asian="normal" style:font-size-complex="12pt" style:font-weight-complex="normal"/>
    </style:style>
    <style:style style:name="P69" style:family="paragraph" style:parent-style-name="Standard" style:list-style-name="L73">
      <style:paragraph-properties fo:text-align="start" style:justify-single-word="false"/>
      <style:text-properties fo:font-size="12pt" fo:font-weight="normal" style:font-size-asian="12pt" style:font-weight-asian="normal" style:font-size-complex="12pt" style:font-weight-complex="normal"/>
    </style:style>
    <style:style style:name="P70" style:family="paragraph" style:parent-style-name="Standard" style:list-style-name="L74">
      <style:paragraph-properties fo:text-align="start" style:justify-single-word="false"/>
      <style:text-properties fo:font-size="12pt" fo:font-weight="normal" style:font-size-asian="12pt" style:font-weight-asian="normal" style:font-size-complex="12pt" style:font-weight-complex="normal"/>
    </style:style>
    <style:style style:name="P71" style:family="paragraph" style:parent-style-name="Standard" style:list-style-name="L75">
      <style:paragraph-properties fo:text-align="start" style:justify-single-word="false"/>
      <style:text-properties fo:font-size="12pt" fo:font-weight="normal" style:font-size-asian="12pt" style:font-weight-asian="normal" style:font-size-complex="12pt" style:font-weight-complex="normal"/>
    </style:style>
    <style:style style:name="P72" style:family="paragraph" style:parent-style-name="Standard" style:list-style-name="L76">
      <style:paragraph-properties fo:text-align="start" style:justify-single-word="false"/>
      <style:text-properties fo:font-size="12pt" fo:font-weight="normal" style:font-size-asian="12pt" style:font-weight-asian="normal" style:font-size-complex="12pt" style:font-weight-complex="normal"/>
    </style:style>
    <style:style style:name="P73" style:family="paragraph" style:parent-style-name="Standard" style:list-style-name="L79">
      <style:paragraph-properties fo:text-align="start" style:justify-single-word="false"/>
      <style:text-properties fo:font-size="12pt" fo:font-weight="normal" style:font-size-asian="12pt" style:font-weight-asian="normal" style:font-size-complex="12pt" style:font-weight-complex="normal"/>
    </style:style>
    <style:style style:name="P74" style:family="paragraph" style:parent-style-name="Standard" style:list-style-name="L80">
      <style:paragraph-properties fo:text-align="start" style:justify-single-word="false"/>
      <style:text-properties fo:font-size="12pt" fo:font-weight="normal" style:font-size-asian="12pt" style:font-weight-asian="normal" style:font-size-complex="12pt" style:font-weight-complex="normal"/>
    </style:style>
    <style:style style:name="P75" style:family="paragraph" style:parent-style-name="Standard" style:list-style-name="L81">
      <style:paragraph-properties fo:text-align="start" style:justify-single-word="false"/>
      <style:text-properties fo:font-size="12pt" fo:font-weight="normal" style:font-size-asian="12pt" style:font-weight-asian="normal" style:font-size-complex="12pt" style:font-weight-complex="normal"/>
    </style:style>
    <style:style style:name="P76" style:family="paragraph" style:parent-style-name="Standard" style:list-style-name="L82">
      <style:paragraph-properties fo:text-align="start" style:justify-single-word="false"/>
      <style:text-properties fo:font-size="12pt" fo:font-weight="normal" style:font-size-asian="12pt" style:font-weight-asian="normal" style:font-size-complex="12pt" style:font-weight-complex="normal"/>
    </style:style>
    <style:style style:name="P77" style:family="paragraph" style:parent-style-name="Standard" style:list-style-name="L83">
      <style:paragraph-properties fo:text-align="start" style:justify-single-word="false"/>
      <style:text-properties fo:font-size="12pt" fo:font-weight="normal" style:font-size-asian="12pt" style:font-weight-asian="normal" style:font-size-complex="12pt" style:font-weight-complex="normal"/>
    </style:style>
    <style:style style:name="P78" style:family="paragraph" style:parent-style-name="Standard" style:list-style-name="L84">
      <style:paragraph-properties fo:text-align="start" style:justify-single-word="false"/>
      <style:text-properties fo:font-size="12pt" fo:font-weight="normal" style:font-size-asian="12pt" style:font-weight-asian="normal" style:font-size-complex="12pt" style:font-weight-complex="normal"/>
    </style:style>
    <style:style style:name="P79" style:family="paragraph" style:parent-style-name="Standard" style:list-style-name="L85">
      <style:paragraph-properties fo:text-align="start" style:justify-single-word="false"/>
      <style:text-properties fo:font-size="12pt" fo:font-weight="normal" style:font-size-asian="12pt" style:font-weight-asian="normal" style:font-size-complex="12pt" style:font-weight-complex="normal"/>
    </style:style>
    <style:style style:name="P80" style:family="paragraph" style:parent-style-name="Standard" style:list-style-name="L86">
      <style:paragraph-properties fo:text-align="start" style:justify-single-word="false"/>
      <style:text-properties fo:font-size="12pt" fo:font-weight="normal" style:font-size-asian="12pt" style:font-weight-asian="normal" style:font-size-complex="12pt" style:font-weight-complex="normal"/>
    </style:style>
    <style:style style:name="P81" style:family="paragraph" style:parent-style-name="Standard" style:list-style-name="L87">
      <style:paragraph-properties fo:text-align="start" style:justify-single-word="false"/>
      <style:text-properties fo:font-size="12pt" fo:font-weight="normal" style:font-size-asian="12pt" style:font-weight-asian="normal" style:font-size-complex="12pt" style:font-weight-complex="normal"/>
    </style:style>
    <style:style style:name="P82" style:family="paragraph" style:parent-style-name="Standard" style:list-style-name="L88">
      <style:paragraph-properties fo:text-align="start" style:justify-single-word="false"/>
      <style:text-properties fo:font-size="12pt" fo:font-weight="normal" style:font-size-asian="12pt" style:font-weight-asian="normal" style:font-size-complex="12pt" style:font-weight-complex="normal"/>
    </style:style>
    <style:style style:name="P83" style:family="paragraph" style:parent-style-name="Standard" style:list-style-name="L89">
      <style:paragraph-properties fo:text-align="start" style:justify-single-word="false"/>
      <style:text-properties fo:font-size="12pt" fo:font-weight="normal" style:font-size-asian="12pt" style:font-weight-asian="normal" style:font-size-complex="12pt" style:font-weight-complex="normal"/>
    </style:style>
    <style:style style:name="P84" style:family="paragraph" style:parent-style-name="Standard" style:list-style-name="L93">
      <style:paragraph-properties fo:text-align="start" style:justify-single-word="false"/>
      <style:text-properties fo:font-size="12pt" fo:font-weight="normal" style:font-size-asian="12pt" style:font-weight-asian="normal" style:font-size-complex="12pt" style:font-weight-complex="normal"/>
    </style:style>
    <style:style style:name="P85" style:family="paragraph" style:parent-style-name="Standard" style:list-style-name="L94">
      <style:paragraph-properties fo:text-align="start" style:justify-single-word="false"/>
      <style:text-properties fo:font-size="12pt" fo:font-weight="normal" style:font-size-asian="12pt" style:font-weight-asian="normal" style:font-size-complex="12pt" style:font-weight-complex="normal"/>
    </style:style>
    <style:style style:name="P86" style:family="paragraph" style:parent-style-name="Standard" style:list-style-name="L96">
      <style:paragraph-properties fo:text-align="start" style:justify-single-word="false"/>
      <style:text-properties fo:font-size="12pt" fo:font-weight="normal" style:font-size-asian="12pt" style:font-weight-asian="normal" style:font-size-complex="12pt" style:font-weight-complex="normal"/>
    </style:style>
    <style:style style:name="P87" style:family="paragraph" style:parent-style-name="Standard" style:list-style-name="L98">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Standard" style:list-style-name="L101">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Standard" style:list-style-name="L102">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Standard" style:list-style-name="L109">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Standard" style:list-style-name="L110">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Standard" style:list-style-name="L111">
      <style:paragraph-properties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Standard" style:list-style-name="L112">
      <style:paragraph-properties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Standard" style:list-style-name="L113">
      <style:paragraph-properties fo:text-align="start" style:justify-single-word="false"/>
      <style:text-properties fo:font-size="12pt" fo:font-weight="normal" style:font-size-asian="12pt" style:font-weight-asian="normal" style:font-size-complex="12pt" style:font-weight-complex="normal"/>
    </style:style>
    <style:style style:name="P95" style:family="paragraph" style:parent-style-name="Standard" style:list-style-name="L114">
      <style:paragraph-properties fo:text-align="start" style:justify-single-word="false"/>
      <style:text-properties fo:font-size="12pt" fo:font-weight="normal" style:font-size-asian="12pt" style:font-weight-asian="normal" style:font-size-complex="12pt" style:font-weight-complex="normal"/>
    </style:style>
    <style:style style:name="P96" style:family="paragraph" style:parent-style-name="Standard" style:list-style-name="L115">
      <style:paragraph-properties fo:text-align="start" style:justify-single-word="false"/>
      <style:text-properties fo:font-size="12pt" fo:font-weight="normal" style:font-size-asian="12pt" style:font-weight-asian="normal" style:font-size-complex="12pt" style:font-weight-complex="normal"/>
    </style:style>
    <style:style style:name="P97" style:family="paragraph" style:parent-style-name="Standard" style:list-style-name="L116">
      <style:paragraph-properties fo:text-align="start" style:justify-single-word="false"/>
      <style:text-properties fo:font-size="12pt" fo:font-weight="normal" style:font-size-asian="12pt" style:font-weight-asian="normal" style:font-size-complex="12pt" style:font-weight-complex="normal"/>
    </style:style>
    <style:style style:name="P98" style:family="paragraph" style:parent-style-name="Standard" style:list-style-name="L117">
      <style:paragraph-properties fo:text-align="start" style:justify-single-word="false"/>
      <style:text-properties fo:font-size="12pt" fo:font-weight="normal" style:font-size-asian="12pt" style:font-weight-asian="normal" style:font-size-complex="12pt" style:font-weight-complex="normal"/>
    </style:style>
    <style:style style:name="P99" style:family="paragraph" style:parent-style-name="Standard" style:list-style-name="L118">
      <style:paragraph-properties fo:text-align="start" style:justify-single-word="false"/>
      <style:text-properties fo:font-size="12pt" fo:font-weight="normal" style:font-size-asian="12pt" style:font-weight-asian="normal" style:font-size-complex="12pt" style:font-weight-complex="normal"/>
    </style:style>
    <style:style style:name="P100" style:family="paragraph" style:parent-style-name="Standard" style:list-style-name="L119">
      <style:paragraph-properties fo:text-align="start" style:justify-single-word="false"/>
      <style:text-properties fo:font-size="12pt" fo:font-weight="normal" style:font-size-asian="12pt" style:font-weight-asian="normal" style:font-size-complex="12pt" style:font-weight-complex="normal"/>
    </style:style>
    <style:style style:name="P101" style:family="paragraph" style:parent-style-name="Standard" style:list-style-name="L120">
      <style:paragraph-properties fo:text-align="start" style:justify-single-word="false"/>
      <style:text-properties fo:font-size="12pt" fo:font-weight="normal" style:font-size-asian="12pt" style:font-weight-asian="normal" style:font-size-complex="12pt" style:font-weight-complex="normal"/>
    </style:style>
    <style:style style:name="P102" style:family="paragraph" style:parent-style-name="Standard" style:list-style-name="L121">
      <style:paragraph-properties fo:text-align="start" style:justify-single-word="false"/>
      <style:text-properties fo:font-size="12pt" fo:font-weight="normal" style:font-size-asian="12pt" style:font-weight-asian="normal" style:font-size-complex="12pt" style:font-weight-complex="normal"/>
    </style:style>
    <style:style style:name="P103" style:family="paragraph" style:parent-style-name="Standard" style:list-style-name="L122">
      <style:paragraph-properties fo:text-align="start" style:justify-single-word="false"/>
      <style:text-properties fo:font-size="12pt" fo:font-weight="normal" style:font-size-asian="12pt" style:font-weight-asian="normal" style:font-size-complex="12pt" style:font-weight-complex="normal"/>
    </style:style>
    <style:style style:name="P104" style:family="paragraph" style:parent-style-name="Standard" style:list-style-name="L123">
      <style:paragraph-properties fo:text-align="start" style:justify-single-word="false"/>
      <style:text-properties fo:font-size="12pt" fo:font-weight="normal" style:font-size-asian="12pt" style:font-weight-asian="normal" style:font-size-complex="12pt" style:font-weight-complex="normal"/>
    </style:style>
    <style:style style:name="P105" style:family="paragraph" style:parent-style-name="Standard" style:list-style-name="L124">
      <style:paragraph-properties fo:text-align="start" style:justify-single-word="false"/>
      <style:text-properties fo:font-size="12pt" fo:font-weight="normal" style:font-size-asian="12pt" style:font-weight-asian="normal" style:font-size-complex="12pt" style:font-weight-complex="normal"/>
    </style:style>
    <style:style style:name="P106" style:family="paragraph" style:parent-style-name="Standard" style:list-style-name="L128">
      <style:paragraph-properties fo:text-align="start" style:justify-single-word="false"/>
      <style:text-properties fo:font-size="12pt" fo:font-weight="normal" style:font-size-asian="12pt" style:font-weight-asian="normal" style:font-size-complex="12pt" style:font-weight-complex="normal"/>
    </style:style>
    <style:style style:name="P107" style:family="paragraph" style:parent-style-name="Standard" style:list-style-name="L129">
      <style:paragraph-properties fo:text-align="start" style:justify-single-word="false"/>
      <style:text-properties fo:font-size="12pt" fo:font-weight="normal" style:font-size-asian="12pt" style:font-weight-asian="normal" style:font-size-complex="12pt" style:font-weight-complex="normal"/>
    </style:style>
    <style:style style:name="P108" style:family="paragraph" style:parent-style-name="Standard" style:list-style-name="L130">
      <style:paragraph-properties fo:text-align="start" style:justify-single-word="false"/>
      <style:text-properties fo:font-size="12pt" fo:font-weight="normal" style:font-size-asian="12pt" style:font-weight-asian="normal" style:font-size-complex="12pt" style:font-weight-complex="normal"/>
    </style:style>
    <style:style style:name="P109" style:family="paragraph" style:parent-style-name="Standard" style:list-style-name="L131">
      <style:paragraph-properties fo:text-align="start" style:justify-single-word="false"/>
      <style:text-properties fo:font-size="12pt" fo:font-weight="normal" style:font-size-asian="12pt" style:font-weight-asian="normal" style:font-size-complex="12pt" style:font-weight-complex="normal"/>
    </style:style>
    <style:style style:name="P110" style:family="paragraph" style:parent-style-name="Standard" style:list-style-name="L132">
      <style:paragraph-properties fo:text-align="start" style:justify-single-word="false"/>
      <style:text-properties fo:font-size="12pt" fo:font-weight="normal" style:font-size-asian="12pt" style:font-weight-asian="normal" style:font-size-complex="12pt" style:font-weight-complex="normal"/>
    </style:style>
    <style:style style:name="P11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12" style:family="paragraph" style:parent-style-name="Standard" style:list-style-name="L5">
      <style:paragraph-properties fo:text-align="start" style:justify-single-word="false"/>
      <style:text-properties fo:font-size="12pt" fo:font-weight="bold" style:font-size-asian="12pt" style:font-weight-asian="bold" style:font-size-complex="12pt" style:font-weight-complex="bold"/>
    </style:style>
    <style:style style:name="P113" style:family="paragraph" style:parent-style-name="Standard" style:list-style-name="L7">
      <style:paragraph-properties fo:text-align="start" style:justify-single-word="false"/>
      <style:text-properties fo:font-size="12pt" fo:font-weight="bold" style:font-size-asian="12pt" style:font-weight-asian="bold" style:font-size-complex="12pt" style:font-weight-complex="bold"/>
    </style:style>
    <style:style style:name="P114" style:family="paragraph" style:parent-style-name="Standard" style:list-style-name="L13">
      <style:paragraph-properties fo:text-align="start" style:justify-single-word="false"/>
      <style:text-properties fo:font-size="12pt" fo:font-weight="bold" style:font-size-asian="12pt" style:font-weight-asian="bold" style:font-size-complex="12pt" style:font-weight-complex="bold"/>
    </style:style>
    <style:style style:name="P115" style:family="paragraph" style:parent-style-name="Standard" style:list-style-name="L14">
      <style:paragraph-properties fo:text-align="start" style:justify-single-word="false"/>
      <style:text-properties fo:font-size="12pt" fo:font-weight="bold" style:font-size-asian="12pt" style:font-weight-asian="bold" style:font-size-complex="12pt" style:font-weight-complex="bold"/>
    </style:style>
    <style:style style:name="P11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17" style:family="paragraph" style:parent-style-name="Standard">
      <style:paragraph-properties fo:text-align="start" style:justify-single-word="false"/>
    </style:style>
    <style:style style:name="P118" style:family="paragraph" style:parent-style-name="Standard" style:list-style-name="L14">
      <style:paragraph-properties fo:text-align="start" style:justify-single-word="false"/>
    </style:style>
    <style:style style:name="P119" style:family="paragraph" style:parent-style-name="Standard" style:list-style-name="L49">
      <style:paragraph-properties fo:text-align="start" style:justify-single-word="false"/>
    </style:style>
    <style:style style:name="P120" style:family="paragraph" style:parent-style-name="Standard" style:list-style-name="L71">
      <style:paragraph-properties fo:text-align="start" style:justify-single-word="false"/>
    </style:style>
    <style:style style:name="P121" style:family="paragraph" style:parent-style-name="Standard" style:list-style-name="L72">
      <style:paragraph-properties fo:text-align="start" style:justify-single-word="false"/>
    </style:style>
    <style:style style:name="P122" style:family="paragraph" style:parent-style-name="Standard" style:list-style-name="L92">
      <style:paragraph-properties fo:text-align="start" style:justify-single-word="false"/>
    </style:style>
    <style:style style:name="P123" style:family="paragraph" style:parent-style-name="Standard" style:list-style-name="L98">
      <style:paragraph-properties fo:text-align="start" style:justify-single-word="false"/>
    </style:style>
    <style:style style:name="P124" style:family="paragraph" style:parent-style-name="Standard" style:list-style-name="L125">
      <style:paragraph-properties fo:text-align="start" style:justify-single-word="false"/>
    </style:style>
    <style:style style:name="P125" style:family="paragraph" style:parent-style-name="Standard" style:list-style-name="L127">
      <style:paragraph-properties fo:text-align="start" style:justify-single-word="false"/>
    </style:style>
    <style:style style:name="P126" style:family="paragraph" style:parent-style-name="Standard" style:list-style-name="L50">
      <style:paragraph-properties fo:text-align="start" style:justify-single-word="false"/>
    </style:style>
    <style:style style:name="P127" style:family="paragraph" style:parent-style-name="Standard" style:list-style-name="L51">
      <style:paragraph-properties fo:text-align="start" style:justify-single-word="false"/>
    </style:style>
    <style:style style:name="P128" style:family="paragraph" style:parent-style-name="Standard" style:list-style-name="L52">
      <style:paragraph-properties fo:text-align="start" style:justify-single-word="false"/>
    </style:style>
    <style:style style:name="P129" style:family="paragraph" style:parent-style-name="Standard" style:list-style-name="L53">
      <style:paragraph-properties fo:text-align="start" style:justify-single-word="false"/>
    </style:style>
    <style:style style:name="P130" style:family="paragraph" style:parent-style-name="Standard" style:list-style-name="L131">
      <style:paragraph-properties fo:text-align="start" style:justify-single-word="false"/>
    </style:style>
    <style:style style:name="T1" style:family="text">
      <style:text-properties style:text-position="super 58%"/>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5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0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2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Codename: Privann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Table of Contents</text:p>
      <text:p text:style-name="P3"/>
      <text:list xml:id="list2103206182868840671" text:style-name="L1">
        <text:list-item>
          <text:p text:style-name="P7">Introduction</text:p>
        </text:list-item>
        <text:list-item>
          <text:p text:style-name="P7">Factions</text:p>
        </text:list-item>
        <text:list-item>
          <text:p text:style-name="P7">Cards</text:p>
        </text:list-item>
        <text:list-item>
          <text:p text:style-name="P7">Djinn Hex Tiles</text:p>
        </text:list-item>
        <text:list-item>
          <text:p text:style-name="P7">Darkness Tiles</text:p>
        </text:list-item>
        <text:list-item>
          <text:p text:style-name="P7">Apocalypse Growths</text:p>
        </text:list-item>
        <text:list-item>
          <text:p text:style-name="P7">Nests and Younglings</text:p>
        </text:list-item>
        <text:list-item>
          <text:p text:style-name="P7">Magic</text:p>
        </text:list-item>
        <text:list-item>
          <text:p text:style-name="P7">Units</text:p>
        </text:list-item>
        <text:list-item>
          <text:p text:style-name="P7">Fortifications</text:p>
        </text:list-item>
        <text:list-item>
          <text:p text:style-name="P7">Terrain</text:p>
        </text:list-item>
        <text:list-item>
          <text:p text:style-name="P7">Game Time Management</text:p>
        </text:list-item>
        <text:list-item>
          <text:p text:style-name="P7">Naval Units</text:p>
        </text:list-item>
        <text:list-item>
          <text:p text:style-name="P7">Shimarra</text:p>
        </text:list-item>
        <text:list-item>
          <text:p text:style-name="P7">Fateful Whip</text:p>
        </text:list-item>
        <text:list-item>
          <text:p text:style-name="P7">Special Terminology</text:p>
        </text:list-item>
        <text:list-item>
          <text:p text:style-name="P7">Impugo's Wrath Card Technology</text:p>
        </text:list-item>
        <text:list-item>
          <text:p text:style-name="P7">Mosque Fortifications</text:p>
        </text:list-item>
        <text:list-item>
          <text:p text:style-name="P7">Emergency Call Scenario</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3">1. <text:s/>Introduction</text:p>
      <text:p text:style-name="P3"/>
      <text:p text:style-name="P5">The Universe is dying. <text:s/>Thousands of years ago, a great storm, built up and hid away by the ruling powers of the heavens, was unleashed, and through it many things emerged. <text:s/>Along with the destruction was the emergence of life unknown, created by the almighty Alkumah, Lord above the people below. <text:s/>These beings included Djinn and Devils, among others, and the Universe was at rest. <text:s/>But there was unrest within the Kingdom. <text:s/></text:p>
      <text:p text:style-name="P5"/>
      <text:p text:style-name="P5">Devils, seeing their natural talents be laid to waste in front of the naturally good people of the Universe, felt excluded. <text:s/>They began to revolt internally, and wars began to emerge between them. <text:s/></text:p>
      <text:p text:style-name="P5"/>
      <text:p text:style-name="P5">Alkumah, knowing the trouble beforehand, observed the unfolding of those events with great care. <text:s/>He made a decision there and then, to alter destiny a little. <text:s/>He would give the Devils a great gift, one that had never been seen before, and because it was possible with just the right amount of resources available in existence, he made a Mind for them. <text:s/>This mind would have control of matter and energy, but not time, as well as holding access to the record of truth hidden inside Alkumah's mind. <text:s/>In his mighty wisdom, Alkumah named the new life Impugo, a slightly revolting name with a twist of excellence in it. <text:s/>It silently observes the universe, analyzing, collecting data, and ultimately punishing the wicked in this world before the hereafter.</text:p>
      <text:p text:style-name="P5"/>
      <text:p text:style-name="P5">In the midst of their final battle, one that would surely crush both sides forever, Alkumah sends a messenger, covered in light, to see the Devil commanders. <text:s/>It informs them of a new mind about to connect to theirs, and when it does, they will know a new master. <text:s/>The Devils undertake the knowledge, seeing a messenger of light before them, and knowing they are unworthy at heart. <text:s/>They state that they wish that mind ordain a peace between them so that the Devils might grow into a mighty race once again. <text:s/>The messenger explains that it will be, and much more than that will occur for them in time. <text:s/>They need only obey it. <text:s/>The Devils agree, and then the messenger leaves them. <text:s/>A great light flows over the planet, and the Devils become attuned to their new master right away.</text:p>
      <text:p text:style-name="P5"/>
      <text:p text:style-name="P5">The game begins when Impugo decides to unleash hell against the Djinn. <text:s/>He has seen their ways and considered them to be slower, arrogant, and more brutish beings that ultimately serve no goodness in the life. <text:s/>He has sent Devils as a means to exterminate them on their homeworld, and this is where we pick up. <text:s/>There are many factions, and only the victor will survive. <text:s/></text:p>
      <text:p text:style-name="P5"/>
      <text:p text:style-name="P5">Can you stand the test of f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3">2. <text:s/>Factions</text:p>
      <text:p text:style-name="P3"/>
      <text:p text:style-name="P5">This game is an Axis and Allies variant with two main sides and many factions. <text:s/>Here are the Djinn and Devil factions, as well as the Human Investigators.</text:p>
      <text:p text:style-name="P5"/>
      <text:list xml:id="list7869265115502075458" text:style-name="L2">
        <text:list-item>
          <text:p text:style-name="P8">Devil Factions</text:p>
        </text:list-item>
      </text:list>
      <text:p text:style-name="P5"/>
      <text:list xml:id="list5162005382081940658" text:style-name="L3">
        <text:list-item>
          <text:p text:style-name="P9">Shenzan: <text:s/>They are the most common type of Devil, having a Queen and a sense of authority that pervades their dialogue. <text:s/>They are most enthused about the birth of Impugo, and fulfill his rites daily.</text:p>
        </text:list-item>
        <text:list-item>
          <text:p text:style-name="P9">Shaaku: <text:s/>They are a devil faction that primarily deals with investigations. <text:s/>No ruler to speak of, they honor the unity of Devils exceptionally well with their habits.</text:p>
        </text:list-item>
        <text:list-item>
          <text:p text:style-name="P9">Akusimaba: <text:s/>A warring faction that even fights Devils if they get out of line time to time. <text:s/>They honor the Devil unity but they are not beholden to it entirely, in their view.</text:p>
        </text:list-item>
        <text:list-item>
          <text:p text:style-name="P9">Ba'Kri: <text:s/>These are the most horrible of the Devils. <text:s/>They garner a respect among their people for it, but certainly nobody wants to be their ally. <text:s/>They do have a sense of honor, though if you displease them they would do a number of things to you in recompense.</text:p>
        </text:list-item>
        <text:list-item>
          <text:p text:style-name="P9">Simreh: <text:s/>A most interesting clan of Devils, mostly genetically engineered to be the most superior fighter of all them.</text:p>
        </text:list-item>
        <text:list-item>
          <text:p text:style-name="P9">Innudaku: <text:s/>These are devils which are young at heart. <text:s/>Their favourite statement is saying “BOING!” to an enemy, for example. <text:s/>They are still a fearsome force, if not without their miscreant turmoil in each step.</text:p>
        </text:list-item>
      </text:list>
      <text:p text:style-name="P5"/>
      <text:list xml:id="list57563887407293898" text:style-name="L4">
        <text:list-item>
          <text:p text:style-name="P10">Djinn Faction</text:p>
        </text:list-item>
      </text:list>
      <text:p text:style-name="P5"/>
      <text:list xml:id="list7861622940187266433" text:style-name="L5">
        <text:list-item>
          <text:p text:style-name="P112">The Djinn: <text:s/>Witness a rising force in this world! <text:s/>Know the Djinn to be exclusive to their own parameters, living a life free of dictates and all the harassment of politics. Know that their foes see a deadly deal come to life, if they can escape that is.</text:p>
        </text:list-item>
        <text:list-item>
          <text:p text:style-name="P112">The Loft: <text:s/>These creatures are notoriously evil. <text:s/>They formed in response to no answer from above, and so treat others miserably. <text:s/>They will know no ally, lest they be petitioned with extinction first. <text:s/>They see evil as their way to survival, they know no bounds to their doom, and all that they have wrought will wind up for nothing. Still, they have a territory, and they keep it theirs. <text:s/>They might welcome others for the right reason, but won't be treated with any form of respect.</text:p>
        </text:list-item>
        <text:list-item>
          <text:p text:style-name="P112">The Believers: <text:s/>These group of nomads offer excitement to life. <text:s/>They bring their enthusiasm to knowledge and deliver an outstanding result. <text:s/>There is no way they will ever be defeated in war, and they will ally with those who are good because of their beliefs. <text:s/>There can be no war without their approval.</text:p>
        </text:list-item>
      </text:list>
      <text:p text:style-name="P5"/>
      <text:list xml:id="list7296248288963985399" text:style-name="L6">
        <text:list-item>
          <text:p text:style-name="P11">Iblis and the Yudu'uah</text:p>
        </text:list-item>
      </text:list>
      <text:p text:style-name="P5"/>
      <text:list xml:id="list8719615623142384845" text:style-name="L7">
        <text:list-item>
          <text:p text:style-name="P12">Iblis: <text:s/>He is a wicked one, notoriously perverting the law and contorting the minds of men. <text:s/>He sees that men are lighter than him, and wants that, but cannot achieve it in his place. <text:s/>He will stay in his abode until called by Alkumah, and that's what we want from this game. <text:s/>He rolls Magic dice, see the Magic section for more details.</text:p>
        </text:list-item>
        <text:list-item>
          <text:p text:style-name="P113">Yudu'uah: <text:s/>There is a warning with these creatures. <text:s/>I descend from the afterlife to <text:soft-page-break/>give you all a chance to redeem yourselves. <text:s/>These creatures follow Iblis' command, but they are my creatures. <text:s/>They will exchange wisdom in return for other gifts you have, what do you bring to the table indeed? <text:s/>Can you bring your workers to build a something? <text:s/>Can you bring Shimarra out to buy a thing? <text:s/>We shall see, they are there for you, but notably, Iblis will cause them to strike if he so wishes.</text:p>
        </text:list-item>
      </text:list>
      <text:p text:style-name="P5"/>
      <text:list xml:id="list8014298007925537131" text:style-name="L8">
        <text:list-item>
          <text:p text:style-name="P13">Non-Player Entity factions</text:p>
          <text:p text:style-name="P13"/>
        </text:list-item>
      </text:list>
      <text:list xml:id="list1300328735260776361" text:style-name="L9">
        <text:list-item>
          <text:p text:style-name="P14">Horde: <text:s/>This unit is controlled by itself. <text:s/>Move the Horde according to the rules in the Game Time Management section.</text:p>
        </text:list-item>
        <text:list-item>
          <text:p text:style-name="P14">Converted Units: <text:s/>These units do not move, and are controlled by The Believers. <text:s/>They can interact with the XXXX Fortification if they wish to heal sustain damage incurred by battle, healing it all with one interaction. <text:s/>Units that have a Mana Pool may also restore it by 3 points on each interaction as well. <text:s/>All units in this vicinity can do this on this players turn.</text:p>
        </text:list-item>
        <text:list-item>
          <text:p text:style-name="P14">Human Rogues: <text:s/>These are played by all players on each Turn Cycle. <text:s/>Choose what the Human Rogues do on their turn, for all turns until they are fully Disbanded. <text:s/>They do not attack normally, and move into territories with Units already on them as well, drawing and immediately playing 1 Discovery card (Fulfill the rules of the card when played). <text:s/>When these units are attacked, at first they will surrender and retreat to the next adjacent territory. <text:s/>There will be reinforcements deployed 2 turns later, increasing the amount of Infantry by 2 and the amount of Land Vehicles by 2, as well as 4 Bombers and 1 Naval Warship. <text:s/>These units will be deployed on the same area as the Colony Fortification. <text:s/>This will happen every 4 turns until the Human Rogues are disbanded entirely.</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3">3. <text:s/>Cards</text:p>
      <text:p text:style-name="P3"/>
      <text:p text:style-name="P5">There are various types of Cards available for drawing. <text:s/>Some do battle, others enhance your units, some cause game events, and many just are gratuitous bonuses to your wealth. <text:s/>There is a hand limit of 10 at all times, and any new cards drawn over this limit will be selected and discarded. <text:s/>You may discard a card already gained at that moment to compensate for the imbalance. <text:s/>All in all, the cards are as follows:</text:p>
      <text:list xml:id="list7828444046771228150" text:style-name="L10">
        <text:list-header>
          <text:p text:style-name="P15"/>
        </text:list-header>
        <text:list-item>
          <text:p text:style-name="P15">Impugo's Wrath Cards: <text:s/>These are cards that act like events made for Devils, giving them bonuses like production of units as a gift from Impugo, or Impugo's divine will upon some units, perhaps some Shimarra instead for their troubles. <text:s/>Devil Factions will draw 5 and keep 2, discarding the rest face down. <text:s/>They will be able to play up to 3 of them in a turn.</text:p>
        </text:list-item>
      </text:list>
      <text:p text:style-name="P5"/>
      <text:list xml:id="list33532044" text:continue-numbering="true" text:style-name="L10">
        <text:list-item>
          <text:p text:style-name="P15">Queen Cards: <text:s/>These cards are drawn by the Shenzan. <text:s/>Follow the instructions well.</text:p>
          <text:p text:style-name="P15"/>
        </text:list-item>
        <text:list-item>
          <text:p text:style-name="P15">Dance Cards: <text:s/>These cards are drawn by the Shaaku. <text:s/>They are notorious for their interpretation of dance, they will inform the people of their duty, and they will accept or they will be attacked at the next available moment, within 2 turns.</text:p>
          <text:p text:style-name="P15"/>
        </text:list-item>
        <text:list-item>
          <text:p text:style-name="P15">War Cards: <text:s/>These cards are drawn by the Akusimaba. <text:s/>They enable a war to be fought. <text:s/>All battles to be fought will be increased by these cards, and will remain in play when placed on the table. <text:s/>Attacking troops do not have to be from the same territory in this specific case.<text:tab/></text:p>
        </text:list-item>
      </text:list>
      <text:p text:style-name="P5"/>
      <text:list xml:id="list33520529" text:continue-numbering="true" text:style-name="L10">
        <text:list-item>
          <text:p text:style-name="P15">Judgment Cards: <text:s/>These provide for the Judgment on individuals in the area for Disbanding, according to Ba'Kri standards. <text:s/>This can only be done if the YYYY fortification is on the board. <text:s/>Only the Ba'Kri player draws this card. <text:s/>Judge according to the card, and be well with Impugo!</text:p>
          <text:p text:style-name="P15"/>
        </text:list-item>
        <text:list-item>
          <text:p text:style-name="P15">Attack Cards – Numbered 1 through 12, some giving attack bonuses. <text:s/>These are drawn in combat by Devil and Djinn Factions, representing a roll on Dice.</text:p>
        </text:list-item>
      </text:list>
      <text:p text:style-name="P5"/>
      <text:list xml:id="list33520295" text:continue-numbering="true" text:style-name="L10">
        <text:list-item>
          <text:p text:style-name="P15">Discovery Cards – These are drawn by the Human Rogues each time they enter a new territory. They are played right away, and the instructions followed. <text:s/>Most items are novelty, but Unit bonuses are always nice, if the “Evidence of Warfare” card can be found.</text:p>
        </text:list-item>
      </text:list>
      <text:p text:style-name="P5"/>
      <text:list xml:id="list33521823" text:continue-numbering="true" text:style-name="L10">
        <text:list-item>
          <text:p text:style-name="P15">Djinn Cards – These are cards which give bonuses to Production, as well as Magic Dice bonuses and other small novelty tricks the Djinn perform on a day to day basis. <text:s/>They are drawn by the Djinn Factions on their turn, drawing three and choosing to play 1.</text:p>
          <text:p text:style-name="P15"/>
        </text:list-item>
        <text:list-item>
          <text:p text:style-name="P15">Mischief Cards – These cards belong to the Innudaku. <text:s/>They create such a nonsense on the place, but remember, no scary fonts or deeds!</text:p>
        </text:list-item>
      </text:list>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3">4. <text:s/>Djinn Hex Tiles</text:p>
      <text:p text:style-name="P3"/>
      <text:p text:style-name="P5">When a fully grown Djinn unit is placed on the board, it is represented by a piece of Plastic in the shape of a Djinn and also by a hex tile placed somewhere near the board, in the correct players play area. <text:s/>At the beginning of the game, there will be a fixed amount of fully grown Djinn already on the board, as well as other artifacts they have in their arsenal. <text:s/>The Djinn Hex Counters to be placed on these hex tiles will be determined in the Gameplay Rules section.</text:p>
      <text:p text:style-name="P5"/>
      <text:p text:style-name="P5">The Djinn Hex Tile is constructed as follows:</text:p>
      <text:p text:style-name="P5"/>
      <text:list xml:id="list8327013282185540919" text:style-name="L11">
        <text:list-item>
          <text:p text:style-name="P16">Name: <text:s/>The name of the Djinn will be here. <text:s/>A separate Name Token with the same name will be placed next to the fully grown Djinn unit when placed on the board.</text:p>
        </text:list-item>
      </text:list>
      <text:p text:style-name="P5"/>
      <text:list xml:id="list6436658999622482922" text:style-name="L12">
        <text:list-item>
          <text:p text:style-name="P17">Youngling/Djinn Counter: <text:s/>Set to Youngling when placed initially. <text:s/>When a Youngling completes it's training, it will grow into a fully grown Djinn, and be replaced by a Djinn unit on the board. <text:s/>The Youngling/Djinn Counter is set to Djinn when this takes place.</text:p>
          <text:p text:style-name="P17"/>
        </text:list-item>
        <text:list-item>
          <text:p text:style-name="P17">Magic Skills: <text:s/>As the Youngling gathers knowledge on it's turn as indicated by player choice, it can have the chance to learn Magic. <text:s/>See the Magic section and the Watuga and Younglings section for further information.</text:p>
        </text:list-item>
      </text:list>
      <text:p text:style-name="P5"/>
      <text:list xml:id="list33513977" text:continue-numbering="true" text:style-name="L12">
        <text:list-item>
          <text:p text:style-name="P17">Mana Pool: <text:s/>This is a counter set to 15 right away, it cannot be refilled. <text:s/>Used to add Magic Dice to the pool of rolled Dice during a round of combat. <text:s/>Subtract 1 point per extra die added, up to a maximum of 5.</text:p>
          <text:p text:style-name="P17"/>
        </text:list-item>
        <text:list-item>
          <text:p text:style-name="P17">Faction Counter: <text:s/>Set to the players factio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p text:style-name="P4"><text:soft-page-break/></text:p>
      <text:p text:style-name="P4"/>
      <text:p text:style-name="P4"/>
      <text:p text:style-name="P4"/>
      <text:p text:style-name="P4"/>
      <text:p text:style-name="P4"/>
      <text:p text:style-name="P3"/>
      <text:p text:style-name="P3">5. <text:s/>Darkness and Light Tiles</text:p>
      <text:p text:style-name="P3"/>
      <text:p text:style-name="P5">Darkness and Light Tiles are induced by the Turn counter. <text:s/>A random Darkness Tile is placed near the World Map every 3 turns, indicating things to be done on every turn following the laying of it. <text:s/>A Light Tile is placed every 5 turns, and will be a commanding force in the place overall. <text:s/>Only one can be placed at a time, and the old one will be discarded when a new one is placed. <text:s/>One of each will be placed after the Fateful Whip chain of events takes place, before the first turn following it.</text:p>
      <text:p text:style-name="P5"/>
      <text:p text:style-name="P4">There will be a turning here. <text:s/>Devils reveal that they were Djinn, and I want Matthew to be protected. <text:s/>They will be honored that God put in something of theirs that people will know which was silent before. <text:s/>I outline the Djinn livelihood on a daily basis here:</text:p>
      <text:p text:style-name="P4"/>
      <text:list xml:id="list7421309915522355487" text:style-name="L13">
        <text:list-item>
          <text:p text:style-name="P114">They do not love war, but fight others if they must. <text:s/>They are living the Barzakh world as you know it, Matthew, and I will love it if you put in this note of peace before war in the Fateful Whip saga.</text:p>
        </text:list-item>
        <text:list-item>
          <text:p text:style-name="P114">They have farms and life in cities, it is a unique paradise as they are able to travel fast at the expense of their soul.</text:p>
        </text:list-item>
        <text:list-item>
          <text:p text:style-name="P114">There will be no tanks of theirs, but they might build a ship to sail on if they are doing it as well. <text:s/>There can be no war if there is no boat.</text:p>
        </text:list-item>
      </text:list>
      <text:p text:style-name="P4"/>
      <text:p text:style-name="P4"/>
      <text:p text:style-name="P5">Darkness Tiles</text:p>
      <text:p text:style-name="P5"/>
      <text:list xml:id="list7851645382344122434" text:style-name="L132">
        <text:list-item>
          <text:p text:style-name="P110">Yubeki Makahagana: <text:s/>This wiseness incurs the wrath. <text:s/>Deplete 2 Production Points or 1 Shimarra dollar.</text:p>
        </text:list-item>
        <text:list-item>
          <text:p text:style-name="P110"/>
        </text:list-item>
      </text:list>
      <text:p text:style-name="P5"/>
      <text:p text:style-name="P5">Light Til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6. <text:s/>Apocalypse Growths</text:p>
      <text:p text:style-name="P3"/>
      <text:p text:style-name="P5">Sometimes, things will emerge that determine the emergence of an Apocalypse Growth. <text:s/>These are elements of Impugo's wrath, and they attack everyone within a 1 space proximity. <text:s/>There are 7 Apocalypse Growths to place on the board, when they are summoned. <text:s/>The player playing the Impugo's Wrath card will be the one to choose where the Apocalypse Growth is spawned.</text:p>
      <text:p text:style-name="P5"/>
      <text:p text:style-name="P5">Every 3 turns, a roll on a D20 is done to see if the Apocalypse Growth will spawn a Horde. <text:s/>If the dice lands on a 15 or above, the Horde is spawned. <text:s/>A horde is a set of units placed on the board, each having their own roll value when attacking or defending. <text:s/>These units seek out Nests, and will go for the closest one every time.</text:p>
      <text:p text:style-name="P5"/>
      <text:p text:style-name="P5">When the Horde is spawned, there will be 3 standard Infantry Units placed on the board, plus a 4<text:span text:style-name="T1">th</text:span> which will be chosen from selecting a token randomly from the Horde bag. <text:s/>When you select it, place the correct Specialized Unit on the board with the 3 Infantr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7. <text:s/>Nests and Younglings</text:p>
      <text:p text:style-name="P3"/>
      <text:p text:style-name="P5">Nests are places on the board that spawn Youngling Units every 3 turns, and help them offer tutelage to learn spells for battle. <text:s/>The Nest can be interacted with by Youngling units, which have 1 Movement if they need to escape an incoming conflict. <text:s/>The player can do this once per turn per Youngling unit. <text:s/></text:p>
      <text:p text:style-name="P5"/>
      <text:p text:style-name="P5">When the Youngling interacts with the Nest, a roll on a D20 is conducted. <text:s/>If it is a 13 or greater, the Magic Spell will be learned, and a Check Counter placed on the appropriate Magic Skill on the Djinn Hex Tile, starting from the top of the list and descending to the bottom after each interaction. <text:s/>If no Magic Skills are garnered here then the Youngling will attempt the Magic Skills in order one more time, stopping after they learn 1 of them. <text:s/>When this happens, the Youngling Unit fully grows and the <text:s/>Unit is replaced by a Djinn Uni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 <text:s/>Magic</text:p>
      <text:p text:style-name="P3"/>
      <text:p text:style-name="P5">Magic is used by some of the units available in the game. <text:s/>The type of Magic they use is either what they start with by default, or what they learn through the Nests on the board. <text:s/>See the Unit Types section for more details on units that start with Magic.</text:p>
      <text:p text:style-name="P5"/>
      <text:p text:style-name="P5">Magic Skills for the Djinn Unit are described as follows:</text:p>
      <text:p text:style-name="P5"/>
      <text:list xml:id="list1561250664834940435" text:style-name="L14">
        <text:list-item>
          <text:p text:style-name="P115">The Love Dice: <text:s/>Roll a D6. <text:s/>If it lands on a 2 or a 3, then you hit the enemy for 1 Sustain Only damage.</text:p>
        </text:list-item>
        <text:list-item>
          <text:p text:style-name="P115">The Monster Dice: <text:s/>Roll a D11. <text:s/>If it lands on a 4-8, then spawn a Token that can attack, but must be discarded as a Casualty first.</text:p>
        </text:list-item>
        <text:list-item>
          <text:p text:style-name="P115">The Wet Dice: <text:s/>Flood the enemy with this dice. <text:s/>Roll a D12. <text:s/>If it lands on a 12, then you flood the entire army attacking or defending and you will Disband them all. <text:s/>There will be notice of which troops you affect with this dice roll, as you will be able to strike far away with it.</text:p>
        </text:list-item>
        <text:list-item>
          <text:p text:style-name="P115">Retaliation Dice: <text:s/>This will be the wrath of the Djinn against the Devils insurrection. <text:s/>They launch a massive fire at them from below their ranks. <text:s/>They will roll a D6, if it lands on a 2-6 they will strike the opponents altogether, choosing one primary target to take Normal Damage and the others in the battle to take 2 Sustain Only hits.</text:p>
        </text:list-item>
        <text:list-item>
          <text:p text:style-name="P118"><text:span text:style-name="T3">Stealth Dice:</text:span><text:span text:style-name="T2"> <text:s/></text:span><text:span text:style-name="T3">You will game the land with this one. <text:s/>Know that when you retreat, your enemy will surely be in a battle for his life in your pride land. <text:s/>Know that when you roll a higher number on this dice, the more it will have to be to escape this land for the enemy.</text:span></text:p>
        </text:list-item>
      </text:list>
      <text:p text:style-name="P5"/>
      <text:p text:style-name="P5">Magic Skills for the Iblis Unit are as follows:</text:p>
      <text:p text:style-name="P5"/>
      <text:list xml:id="list6678792739530867396" text:style-name="L15">
        <text:list-item>
          <text:p text:style-name="P18">Earth Dice: <text:s/>I cause a quake with my power. <text:s/>Rattle the enemy for 3 Sustain Only damage when the 6 is rolled on this Dice.</text:p>
        </text:list-item>
        <text:list-item>
          <text:p text:style-name="P18">Ice Dice: <text:s/>There will be a frost. <text:s/>Immobilize the troops that are left in this territory if they defeat me for 3 turns. <text:s/>Add 3 Frost Counters to the board where they are and remove one each turn. Roll a 5-6 on this Dice for the effect to wear on them.</text:p>
        </text:list-item>
        <text:list-item>
          <text:p text:style-name="P18">Mana Dice: <text:s/>I will restore my Mana Pool with this cube. <text:s/>Roll the 4 sided cube with my name on it. <text:s/>When it lands on my name, heal the Mana by 5 points. <text:s/><text:span text:style-name="T4">If it rolls a crescent moon, then </text:span><text:soft-page-break/><text:span text:style-name="T4">you will redeem yourself and retreat from this battle. <text:s/>There will be no mercy to your onslaught when I am finished with you, know that a good God comes to your aid in this battle of wits.</text:span></text:p>
        </text:list-item>
        <text:list-item>
          <text:p text:style-name="P18">Tornado Whirlwind Dice: <text:s/>I give it my all and summon a great force. <text:s/>You will be thrown back altogether if my dice roll a 6.</text:p>
        </text:list-item>
        <text:list-item>
          <text:p text:style-name="P18">Lovers Dice: <text:s/>I recognize that Alkamah has taken me out of my crevasse, and dispatch the enemy's like this. <text:s/>If it rolls a 1-2, then the enemy is loved and nothing happens. <text:s/>If it rolls a 3-5, then the enemy takes 1 sustain damage away from himself or herself. <text:s/>If it rolls on a 6, the enemy joins my force, just one per dice.</text:p>
        </text:list-item>
      </text:list>
      <text:p text:style-name="P5"/>
      <text:p text:style-name="P5">Magic Skills for the Yudu'uah Unit are as follows:</text:p>
      <text:p text:style-name="P5"/>
      <text:list xml:id="list6877691245176222510" text:style-name="L16">
        <text:list-item>
          <text:p text:style-name="P19">Opulence Dice: <text:s/>There will only be one of those dice. <text:s/>This dice enables the enemy to advance from a location they otherwise were unable to access this battle from, and bring them into it, as many units as the enemy chooses. <text:s/>When it rolls a 6, this will occur.</text:p>
        </text:list-item>
        <text:list-item>
          <text:p text:style-name="P19">Magnificence Dice: <text:s/>These regal organs will deliver a blow. <text:s/>Lifelike in design, they anticipate turmoil. <text:s/>When the enemy strikes following a successful landing of a 5 or a 6 on a D12, then the strike will be negated, one strike per dice roll, and there will be three of these.</text:p>
        </text:list-item>
      </text:list>
      <text:p text:style-name="P5"/>
      <text:p text:style-name="P5">Magic Skills for the Ibhat Unit are as follows:</text:p>
      <text:p text:style-name="P5"/>
      <text:list xml:id="list6315438765306842186" text:style-name="L17">
        <text:list-item>
          <text:p text:style-name="P20">Tawheed Dice: <text:s/>Cause a +1 bonus to rolls following this one during this battle. <text:s/>Roll a 4 sided Cube. <text:s/>If it lands on an Imam, then add +1. <text:s/>If it lands on a Crescent Moon, then add +3.</text:p>
        </text:list-item>
      </text:list>
      <text:p text:style-name="P5"/>
      <text:p text:style-name="P5">Mana is a pool of Energy. <text:s/>Djinn normally draw magic energy from contractors, but since there are none available (Human Rogues cannot be), the Mana Pool will work. <text:s/>It is a counter on the Djinn Hex Tile that represents the amount of Dice that can be rolled, up to a maximum of 5 per round of battle. <text:s/>Each time you use an extra dice, the counter is brought down 1 point per extra dice used. <text:s/>This pool is not refilled.</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9. <text:s/>Units</text:p>
      <text:p text:style-name="P3"/>
      <text:p text:style-name="P5">There are several units in the game, some are only available to specific factions. <text:s/>Their alignment will be noted in their description, though they may be tucked under the header for either Devils or Djinn. <text:s/></text:p>
      <text:p text:style-name="P5"/>
      <text:p text:style-name="P5">Units are broken up into several different subtypes. <text:s/>They are as follows:</text:p>
      <text:p text:style-name="P5"/>
      <text:p text:style-name="P5">Unit Items:</text:p>
      <text:p text:style-name="P5"/>
      <text:list xml:id="list4581663865252201984" text:style-name="L18">
        <text:list-item>
          <text:p text:style-name="P21">Unit Type</text:p>
        </text:list-item>
        <text:list-item>
          <text:p text:style-name="P21">Movement</text:p>
        </text:list-item>
        <text:list-item>
          <text:p text:style-name="P21">Cost</text:p>
        </text:list-item>
        <text:list-item>
          <text:p text:style-name="P21">Production Point Value (Djinn)</text:p>
        </text:list-item>
        <text:list-item>
          <text:p text:style-name="P21">Attack value and Die type</text:p>
        </text:list-item>
        <text:list-item>
          <text:p text:style-name="P21">Health</text:p>
        </text:list-item>
        <text:list-item>
          <text:p text:style-name="P21">Other Special Properties</text:p>
        </text:list-item>
      </text:list>
      <text:p text:style-name="P5"/>
      <text:list xml:id="list589740930573508745" text:style-name="L19">
        <text:list-item>
          <text:p text:style-name="P22">Devils Units</text:p>
        </text:list-item>
      </text:list>
      <text:p text:style-name="P5"/>
      <text:p text:style-name="P5"/>
      <text:p text:style-name="P5"/>
      <text:list xml:id="list33533281" text:continue-numbering="true" text:style-name="L19">
        <text:list-item>
          <text:p text:style-name="P22">Djinn Units</text:p>
        </text:list-item>
      </text:list>
      <text:p text:style-name="P5"/>
      <text:list xml:id="list7808085369121363185" text:style-name="L20">
        <text:list-item>
          <text:p text:style-name="P23">Djinn</text:p>
        </text:list-item>
      </text:list>
      <text:p text:style-name="P5"/>
      <text:list xml:id="list877527246714208718" text:style-name="L21">
        <text:list-item>
          <text:p text:style-name="P24">Specialized</text:p>
        </text:list-item>
        <text:list-item>
          <text:p text:style-name="P24">3 Movement</text:p>
        </text:list-item>
        <text:list-item>
          <text:p text:style-name="P24">N/A</text:p>
        </text:list-item>
        <text:list-item>
          <text:p text:style-name="P24">8 Production Points</text:p>
        </text:list-item>
        <text:list-item>
          <text:p text:style-name="P24">A) Magic Skills: Variable (See Magic Section)</text:p>
          <text:p text:style-name="P24">B) Slash: Hits on 5-6, 1 D6</text:p>
        </text:list-item>
        <text:list-item>
          <text:p text:style-name="P24">4 Health</text:p>
        </text:list-item>
        <text:list-item>
          <text:p text:style-name="P24">Must be spawned from Youngling units who grow old, can interact with a <text:soft-page-break/>Mosque Fortification to restore Health and Mana Pool Points.</text:p>
        </text:list-item>
      </text:list>
      <text:p text:style-name="P5"/>
      <text:list xml:id="list6433218112908241909" text:style-name="L68">
        <text:list-item>
          <text:p text:style-name="P66">Youngling</text:p>
        </text:list-item>
      </text:list>
      <text:p text:style-name="P5"/>
      <text:list xml:id="list5248516507936830314" text:style-name="L69">
        <text:list-item>
          <text:p text:style-name="P67">Specialized</text:p>
        </text:list-item>
        <text:list-item>
          <text:p text:style-name="P67">1 Movement</text:p>
        </text:list-item>
        <text:list-item>
          <text:p text:style-name="P67">N/A</text:p>
        </text:list-item>
        <text:list-item>
          <text:p text:style-name="P67">2 Production Points</text:p>
        </text:list-item>
        <text:list-item>
          <text:p text:style-name="P67">Slash: <text:s/>Hits on 5-6, 1 D6</text:p>
        </text:list-item>
        <text:list-item>
          <text:p text:style-name="P67">2 Health</text:p>
        </text:list-item>
        <text:list-item>
          <text:p text:style-name="P67">Spawned on a roll of a D12 if it lands on a 5-12, can interact with a Nest Fortification to learn Magic Skills (See Nests and Younglings Section), when it lands a successful hit it deals 1 Sustain Only Damage</text:p>
        </text:list-item>
      </text:list>
      <text:p text:style-name="P5"/>
      <text:list xml:id="list4974767966080491707" text:style-name="L70">
        <text:list-item>
          <text:p text:style-name="P68">Conscript</text:p>
        </text:list-item>
      </text:list>
      <text:p text:style-name="P5"/>
      <text:list xml:id="list138401760843134134" text:style-name="L71">
        <text:list-item>
          <text:p text:style-name="P120"><text:span text:style-name="T2">Infantry</text:span></text:p>
        </text:list-item>
        <text:list-item>
          <text:p text:style-name="P120"><text:span text:style-name="T2">2 Movement</text:span></text:p>
        </text:list-item>
        <text:list-item>
          <text:p text:style-name="P120"><text:span text:style-name="T2">12 Production Points</text:span></text:p>
        </text:list-item>
        <text:list-item>
          <text:p text:style-name="P120"><text:span text:style-name="T2">4 Production Points</text:span></text:p>
        </text:list-item>
        <text:list-item>
          <text:p text:style-name="P120"><text:span text:style-name="T2">Rock Throw: Hits on 3-6, 1 D6</text:span></text:p>
        </text:list-item>
        <text:list-item>
          <text:p text:style-name="P120"><text:span text:style-name="T2">3 Health</text:span></text:p>
        </text:list-item>
        <text:list-item>
          <text:p text:style-name="P120"><text:span text:style-name="T2">Can only strike Infantry and Specialized Units, enemy chooses how damage is dealt, can only be deployed after the arrival of the Malik's.</text:span></text:p>
        </text:list-item>
      </text:list>
      <text:p text:style-name="P117"><text:span text:style-name="T2"/></text:p>
      <text:list xml:id="list7712020170658614104" text:style-name="L72">
        <text:list-item>
          <text:p text:style-name="P121"><text:span text:style-name="T2">Ibhat</text:span></text:p>
        </text:list-item>
      </text:list>
      <text:p text:style-name="P117"><text:span text:style-name="T2"/></text:p>
      <text:list xml:id="list3454386288952232871" text:style-name="L73">
        <text:list-item>
          <text:p text:style-name="P69">Infantry</text:p>
        </text:list-item>
        <text:list-item>
          <text:p text:style-name="P69">4 Movement</text:p>
        </text:list-item>
        <text:list-item>
          <text:p text:style-name="P69">2 Production Points</text:p>
        </text:list-item>
        <text:list-item>
          <text:p text:style-name="P69">8 Production Points</text:p>
        </text:list-item>
        <text:list-item>
          <text:p text:style-name="P69">N/A</text:p>
        </text:list-item>
        <text:list-item>
          <text:p text:style-name="P69">Health</text:p>
        </text:list-item>
        <text:list-item>
          <text:p text:style-name="P69">This unit constructs the Imam when deployed on the board, it will spawn it in the same territory</text:p>
        </text:list-item>
      </text:list>
      <text:p text:style-name="P5"/>
      <text:list xml:id="list5294127657706394719" text:style-name="L74">
        <text:list-item>
          <text:p text:style-name="P70">Imam</text:p>
        </text:list-item>
      </text:list>
      <text:p text:style-name="P5"/>
      <text:list xml:id="list7693680714136076771" text:style-name="L75">
        <text:list-item>
          <text:p text:style-name="P71">Specialized</text:p>
        </text:list-item>
        <text:list-item>
          <text:p text:style-name="P71">4 Movement</text:p>
        </text:list-item>
        <text:list-item>
          <text:p text:style-name="P71">8 Production Points</text:p>
        </text:list-item>
        <text:list-item>
          <text:p text:style-name="P71">14 Production Points</text:p>
        </text:list-item>
        <text:list-item>
          <text:p text:style-name="P71">N/A</text:p>
        </text:list-item>
        <text:list-item>
          <text:p text:style-name="P71">1 Health</text:p>
        </text:list-item>
        <text:list-item>
          <text:p text:style-name="P71">Constructs the Mosque Fortification.</text:p>
        </text:list-item>
      </text:list>
      <text:p text:style-name="P5"/>
      <text:list xml:id="list4201155918641156249" text:style-name="L79">
        <text:list-item>
          <text:p text:style-name="P73">Hero</text:p>
        </text:list-item>
      </text:list>
      <text:p text:style-name="P5"><text:tab/></text:p>
      <text:list xml:id="list5990190368975201131" text:style-name="L80">
        <text:list-item>
          <text:p text:style-name="P74"><text:soft-page-break/>Infantry</text:p>
        </text:list-item>
        <text:list-item>
          <text:p text:style-name="P74">2 Movement</text:p>
        </text:list-item>
        <text:list-item>
          <text:p text:style-name="P74">N/A</text:p>
        </text:list-item>
        <text:list-item>
          <text:p text:style-name="P74">8 Production Points</text:p>
        </text:list-item>
        <text:list-item>
          <text:p text:style-name="P74">A) Slash: <text:s/>Hits on 5-6, 1 D6</text:p>
          <text:p text:style-name="P74">B) Plasma Launcher: <text:s/>Hits on a 6-12, 1 Attack Card</text:p>
        </text:list-item>
        <text:list-item>
          <text:p text:style-name="P74">5 Health</text:p>
        </text:list-item>
        <text:list-item>
          <text:p text:style-name="P74">Summons a Plasma Launcher that stays with the Unit after the first round of combat and changes attack mode for the duration of the game as a result, spawn these during the Fateful Whip saga, Place a Faction Token beside it, will join a Djinn Faction attack when in range of movement, or defend Djinn Faction units when attacked and in range of movement.</text:p>
        </text:list-item>
      </text:list>
      <text:p text:style-name="P5"/>
      <text:list xml:id="list1398995215730114162" text:style-name="L81">
        <text:list-item>
          <text:p text:style-name="P75">The Forlorn</text:p>
        </text:list-item>
      </text:list>
      <text:p text:style-name="P5"/>
      <text:list xml:id="list6080335488516359253" text:style-name="L82">
        <text:list-item>
          <text:p text:style-name="P76">Specialized</text:p>
        </text:list-item>
        <text:list-item>
          <text:p text:style-name="P76">1 Movement</text:p>
        </text:list-item>
        <text:list-item>
          <text:p text:style-name="P76">N/A</text:p>
        </text:list-item>
        <text:list-item>
          <text:p text:style-name="P76">N/A</text:p>
        </text:list-item>
        <text:list-item>
          <text:p text:style-name="P76">A) Slash: <text:s/>Hits on 5-6, 1 D6</text:p>
          <text:p text:style-name="P76">B) Sadness: <text:s/>Hits on 6, 1 D6</text:p>
        </text:list-item>
        <text:list-item>
          <text:p text:style-name="P76">3 Health</text:p>
        </text:list-item>
        <text:list-item>
          <text:p text:style-name="P76">Replace Djinn Units who have exhausted their Mana Pool Points with this Unit at no cost, performs attack A for the first round of combat, then switches to attack B for the remainder of battle, attack B does 1 hit of Sustain Only Damage.</text:p>
        </text:list-item>
      </text:list>
      <text:p text:style-name="P5"/>
      <text:list xml:id="list5029581035321974378" text:style-name="L92">
        <text:list-item>
          <text:p text:style-name="P122"><text:span text:style-name="T2">Galleon</text:span></text:p>
        </text:list-item>
      </text:list>
      <text:p text:style-name="P117"><text:span text:style-name="T2"/></text:p>
      <text:list xml:id="list6078999545909635559" text:style-name="L93">
        <text:list-item>
          <text:p text:style-name="P84">Naval Warship</text:p>
        </text:list-item>
        <text:list-item>
          <text:p text:style-name="P84">4 Movement</text:p>
        </text:list-item>
        <text:list-item>
          <text:p text:style-name="P84">N/A</text:p>
        </text:list-item>
        <text:list-item>
          <text:p text:style-name="P84">6 Production Points</text:p>
        </text:list-item>
        <text:list-item>
          <text:p text:style-name="P84">Cannons: <text:s/>Hits on 8-12, 7 Attack Cards</text:p>
        </text:list-item>
        <text:list-item>
          <text:p text:style-name="P84">6 Health</text:p>
        </text:list-item>
        <text:list-item>
          <text:p text:style-name="P84">Spawn this unit during the Fateful Whip saga</text:p>
        </text:list-item>
      </text:list>
      <text:list xml:id="list1066251264453152096" text:style-name="L22">
        <text:list-header>
          <text:p text:style-name="P25"/>
        </text:list-header>
        <text:list-item>
          <text:p text:style-name="P25">Horde</text:p>
        </text:list-item>
      </text:list>
      <text:p text:style-name="P5"/>
      <text:list xml:id="list8505042076102953806" text:style-name="L23">
        <text:list-item>
          <text:p text:style-name="P26">War Hound</text:p>
        </text:list-item>
      </text:list>
      <text:p text:style-name="P5"/>
      <text:list xml:id="list1192615109902411773" text:style-name="L24">
        <text:list-item>
          <text:p text:style-name="P27">Infantry</text:p>
        </text:list-item>
        <text:list-item>
          <text:p text:style-name="P27">1 Movement</text:p>
        </text:list-item>
        <text:list-item>
          <text:p text:style-name="P27">N/A</text:p>
        </text:list-item>
        <text:list-item>
          <text:p text:style-name="P27">N/A</text:p>
        </text:list-item>
        <text:list-item>
          <text:p text:style-name="P27">Ferocity: <text:s/>Hits on 4-6, 1 D6</text:p>
        </text:list-item>
        <text:list-item>
          <text:p text:style-name="P27">2 Health</text:p>
        </text:list-item>
        <text:list-item>
          <text:p text:style-name="P27">Spawned with a Horde</text:p>
        </text:list-item>
      </text:list>
      <text:p text:style-name="P5"/>
      <text:list xml:id="list6456668854509260722" text:style-name="L25">
        <text:list-item>
          <text:p text:style-name="P28"><text:soft-page-break/>Chemical Engineer</text:p>
        </text:list-item>
      </text:list>
      <text:p text:style-name="P5"/>
      <text:list xml:id="list6341422921134968768" text:style-name="L26">
        <text:list-item>
          <text:p text:style-name="P29">Specialized</text:p>
        </text:list-item>
        <text:list-item>
          <text:p text:style-name="P29">2 Movement</text:p>
        </text:list-item>
        <text:list-item>
          <text:p text:style-name="P29">N/A</text:p>
        </text:list-item>
        <text:list-item>
          <text:p text:style-name="P29">N/A</text:p>
        </text:list-item>
        <text:list-item>
          <text:p text:style-name="P29">Acid Wash: <text:s/>Hits on 6-12, 2 Attack Cards</text:p>
        </text:list-item>
        <text:list-item>
          <text:p text:style-name="P29">3 Health</text:p>
        </text:list-item>
        <text:list-item>
          <text:p text:style-name="P29">Spawned with a Horde, one attack hit is Sustain Only Damage</text:p>
        </text:list-item>
      </text:list>
      <text:p text:style-name="P5"/>
      <text:list xml:id="list523208741598559534" text:style-name="L27">
        <text:list-item>
          <text:p text:style-name="P30">Brutalist</text:p>
        </text:list-item>
      </text:list>
      <text:p text:style-name="P5"><text:tab/></text:p>
      <text:list xml:id="list6811860298266439252" text:style-name="L28">
        <text:list-item>
          <text:p text:style-name="P31">Specialized</text:p>
        </text:list-item>
        <text:list-item>
          <text:p text:style-name="P31">3 Movement</text:p>
        </text:list-item>
        <text:list-item>
          <text:p text:style-name="P31">N/A</text:p>
        </text:list-item>
        <text:list-item>
          <text:p text:style-name="P31">N/A</text:p>
        </text:list-item>
        <text:list-item>
          <text:p text:style-name="P31">Brutal Crush: <text:s/>Hits on 4-12, 3 Attack Cards</text:p>
        </text:list-item>
        <text:list-item>
          <text:p text:style-name="P31">4 Health</text:p>
        </text:list-item>
        <text:list-item>
          <text:p text:style-name="P31">Spawned with a Horde</text:p>
        </text:list-item>
      </text:list>
      <text:list xml:id="list4962094266340758590" text:style-name="L29">
        <text:list-header>
          <text:p text:style-name="P32"/>
        </text:list-header>
        <text:list-item>
          <text:p text:style-name="P32">Human Rogues</text:p>
        </text:list-item>
      </text:list>
      <text:p text:style-name="P5"/>
      <text:list xml:id="list5663884884904785075" text:style-name="L30">
        <text:list-item>
          <text:p text:style-name="P33">Rogue</text:p>
        </text:list-item>
      </text:list>
      <text:p text:style-name="P5"/>
      <text:list xml:id="list1634351981975127932" text:style-name="L31">
        <text:list-item>
          <text:p text:style-name="P34">Infantry</text:p>
        </text:list-item>
        <text:list-item>
          <text:p text:style-name="P34">1 Movement</text:p>
        </text:list-item>
        <text:list-item>
          <text:p text:style-name="P34">N/A</text:p>
        </text:list-item>
        <text:list-item>
          <text:p text:style-name="P34">N/A</text:p>
        </text:list-item>
        <text:list-item>
          <text:p text:style-name="P34">Crossbow: <text:s/>Hits on 4-6, 1 D6</text:p>
        </text:list-item>
        <text:list-item>
          <text:p text:style-name="P34">1 Health</text:p>
        </text:list-item>
        <text:list-item>
          <text:p text:style-name="P34">Spawned at the beginning of the game during the Fateful Whip Scenario, controlled by the board.</text:p>
        </text:list-item>
      </text:list>
      <text:p text:style-name="P5"/>
      <text:list xml:id="list1171831051422129199" text:style-name="L111">
        <text:list-item>
          <text:p text:style-name="P92">Soldier</text:p>
        </text:list-item>
      </text:list>
      <text:p text:style-name="P5"/>
      <text:list xml:id="list1596756171475050105" text:style-name="L112">
        <text:list-item>
          <text:p text:style-name="P93">Infantry</text:p>
        </text:list-item>
        <text:list-item>
          <text:p text:style-name="P93">2 Movement</text:p>
        </text:list-item>
        <text:list-item>
          <text:p text:style-name="P93">N/A</text:p>
        </text:list-item>
        <text:list-item>
          <text:p text:style-name="P93">N/A</text:p>
        </text:list-item>
        <text:list-item>
          <text:p text:style-name="P93">Rifle: <text:s/>Hits on 4-12, 1 Attack Card</text:p>
        </text:list-item>
        <text:list-item>
          <text:p text:style-name="P93">2 Health</text:p>
        </text:list-item>
        <text:list-item>
          <text:p text:style-name="P93">Deployed when the Emergency Call Scenario is being played out via the Mothership.</text:p>
        </text:list-item>
      </text:list>
      <text:p text:style-name="P5"/>
      <text:list xml:id="list1007584667564291245" text:style-name="L113">
        <text:list-item>
          <text:p text:style-name="P94">Battle Tank</text:p>
        </text:list-item>
      </text:list>
      <text:p text:style-name="P5"/>
      <text:list xml:id="list2174916942052326501" text:style-name="L114">
        <text:list-item>
          <text:p text:style-name="P95">Land Vehicle</text:p>
        </text:list-item>
        <text:list-item>
          <text:p text:style-name="P95">3 Movement</text:p>
        </text:list-item>
        <text:list-item>
          <text:p text:style-name="P95"><text:soft-page-break/>N/A</text:p>
        </text:list-item>
        <text:list-item>
          <text:p text:style-name="P95">N/A</text:p>
        </text:list-item>
        <text:list-item>
          <text:p text:style-name="P95">High Caliber: <text:s/>Hits on a 6-12, 2 Attack Cards</text:p>
        </text:list-item>
        <text:list-item>
          <text:p text:style-name="P95">3 Health</text:p>
        </text:list-item>
        <text:list-item>
          <text:p text:style-name="P95">Deployed when the Emergency Call Scenario is being played out via the Mothership.</text:p>
        </text:list-item>
      </text:list>
      <text:p text:style-name="P5"/>
      <text:list xml:id="list4186079299830402905" text:style-name="L117">
        <text:list-item>
          <text:p text:style-name="P98">Missile Launcher</text:p>
        </text:list-item>
      </text:list>
      <text:p text:style-name="P5"/>
      <text:list xml:id="list5849223663786710660" text:style-name="L118">
        <text:list-item>
          <text:p text:style-name="P99">Land Vehicle</text:p>
        </text:list-item>
        <text:list-item>
          <text:p text:style-name="P99">1 Movement</text:p>
        </text:list-item>
        <text:list-item>
          <text:p text:style-name="P99">N/A</text:p>
        </text:list-item>
        <text:list-item>
          <text:p text:style-name="P99">N/A</text:p>
        </text:list-item>
        <text:list-item>
          <text:p text:style-name="P99">Missiles: <text:s/>Hits on 3-6, 1 D6</text:p>
        </text:list-item>
        <text:list-item>
          <text:p text:style-name="P99">2 Health</text:p>
        </text:list-item>
        <text:list-item>
          <text:p text:style-name="P99">Deployed when the Emergency Call Scenario is being played out via the Mothership, can only attack targets 1 space away, cannot defend in the same space.</text:p>
        </text:list-item>
      </text:list>
      <text:p text:style-name="P5"/>
      <text:list xml:id="list4007692134421469959" text:style-name="L115">
        <text:list-item>
          <text:p text:style-name="P96">T6200</text:p>
        </text:list-item>
      </text:list>
      <text:p text:style-name="P5"/>
      <text:list xml:id="list4650546917401291168" text:style-name="L116">
        <text:list-item>
          <text:p text:style-name="P97">Fighter</text:p>
        </text:list-item>
        <text:list-item>
          <text:p text:style-name="P97">3 Movement</text:p>
        </text:list-item>
        <text:list-item>
          <text:p text:style-name="P97">N/A</text:p>
        </text:list-item>
        <text:list-item>
          <text:p text:style-name="P97">N/A</text:p>
        </text:list-item>
        <text:list-item>
          <text:p text:style-name="P97">Torpedo: <text:s/>Hits on a 7-12, 1 Attack Card</text:p>
        </text:list-item>
        <text:list-item>
          <text:p text:style-name="P97">2 Health</text:p>
        </text:list-item>
        <text:list-item>
          <text:p text:style-name="P97">Deployed when the Emergency Call Scenario is being played out via the Mothership.</text:p>
        </text:list-item>
      </text:list>
      <text:p text:style-name="P5"/>
      <text:list xml:id="list2314086005002648404" text:style-name="L119">
        <text:list-item>
          <text:p text:style-name="P100">Mothership</text:p>
        </text:list-item>
      </text:list>
      <text:p text:style-name="P5"/>
      <text:list xml:id="list7164380310776477722" text:style-name="L120">
        <text:list-item>
          <text:p text:style-name="P101">Specialized</text:p>
        </text:list-item>
        <text:list-item>
          <text:p text:style-name="P101">N/A</text:p>
        </text:list-item>
        <text:list-item>
          <text:p text:style-name="P101">N/A</text:p>
        </text:list-item>
        <text:list-item>
          <text:p text:style-name="P101">N/A</text:p>
        </text:list-item>
        <text:list-item>
          <text:p text:style-name="P101">Ion Cannons: <text:s/>Hits on 3-6, 2 D6</text:p>
        </text:list-item>
        <text:list-item>
          <text:p text:style-name="P101">6 Health</text:p>
        </text:list-item>
        <text:list-item>
          <text:p text:style-name="P101">Carries 4 Infantry, 3 Land Vehicles, and 2 Fighters to the Colony territory if it is still on the board every 4 turns, can only defend the same space it has landed in.</text:p>
        </text:list-item>
      </text:list>
      <text:p text:style-name="P5"/>
      <text:list xml:id="list2166795701974111313" text:style-name="L32">
        <text:list-item>
          <text:p text:style-name="P35">Iblis and the Yudu'uah Tribe</text:p>
        </text:list-item>
      </text:list>
      <text:p text:style-name="P5"><text:tab/></text:p>
      <text:list xml:id="list5877365894444906243" text:style-name="L33">
        <text:list-item>
          <text:p text:style-name="P36">Iblis</text:p>
        </text:list-item>
      </text:list>
      <text:p text:style-name="P5"/>
      <text:list xml:id="list444530444543831553" text:style-name="L121">
        <text:list-item>
          <text:p text:style-name="P102">Specialized</text:p>
        </text:list-item>
        <text:list-item>
          <text:p text:style-name="P102">4 Movement</text:p>
        </text:list-item>
        <text:list-item>
          <text:p text:style-name="P102">N/A</text:p>
        </text:list-item>
        <text:list-item>
          <text:p text:style-name="P102"><text:soft-page-break/>N/A</text:p>
        </text:list-item>
        <text:list-item>
          <text:p text:style-name="P102">Magic: Variable (See Magic Section)</text:p>
        </text:list-item>
        <text:list-item>
          <text:p text:style-name="P102">4 Health</text:p>
        </text:list-item>
        <text:list-item>
          <text:p text:style-name="P102">Spawned initially in the Dark Hold area during the Fateful Whip saga, defends the Human Rogues primarily when deployed but is aligned with the Djinn Factions altogether, whether there is an alliance or not, can roll for added Yudu'uah Units.</text:p>
        </text:list-item>
      </text:list>
      <text:list xml:id="list33513823" text:continue-list="list5877365894444906243" text:style-name="L33">
        <text:list-header>
          <text:p text:style-name="P36"/>
        </text:list-header>
        <text:list-item>
          <text:p text:style-name="P36">Yudu'uah</text:p>
        </text:list-item>
      </text:list>
      <text:p text:style-name="P5"/>
      <text:list xml:id="list7855088052241371239" text:style-name="L110">
        <text:list-item>
          <text:p text:style-name="P91">Specialized</text:p>
        </text:list-item>
        <text:list-item>
          <text:p text:style-name="P91">1 Movement</text:p>
        </text:list-item>
        <text:list-item>
          <text:p text:style-name="P91">N/A</text:p>
        </text:list-item>
        <text:list-item>
          <text:p text:style-name="P91">N/A</text:p>
        </text:list-item>
        <text:list-item>
          <text:p text:style-name="P91">Magic: Variable (See Magic Section)</text:p>
        </text:list-item>
        <text:list-item>
          <text:p text:style-name="P91">2 Health</text:p>
        </text:list-item>
        <text:list-item>
          <text:p text:style-name="P91">Spawned with a roll of a D12, landing on a 5-12 to spawn one successfully, spawns on the same territory as the Iblis unit every time</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3">10. <text:s/>Fortifications</text:p>
      <text:p text:style-name="P3"/>
      <text:p text:style-name="P5">In this game, there are a few Fortifications to name here. <text:s/>In other war games, there may or may not be lots of these, available to both sides. <text:s/>Some are available to specific factions only, they will be described that way below.</text:p>
      <text:p text:style-name="P5"/>
      <text:p text:style-name="P5">The Fortifications are as follows:</text:p>
      <text:p text:style-name="P5"/>
      <text:p text:style-name="P5">Fortification Items</text:p>
      <text:p text:style-name="P5"/>
      <text:list xml:id="list5012654423928336427" text:style-name="L34">
        <text:list-item>
          <text:p text:style-name="P37">Attack/Defend Values</text:p>
        </text:list-item>
        <text:list-item>
          <text:p text:style-name="P37">Cost to Build</text:p>
        </text:list-item>
        <text:list-item>
          <text:p text:style-name="P37">Surplus Parts Production (Devils)</text:p>
        </text:list-item>
        <text:list-item>
          <text:p text:style-name="P37">Production Bonus (Djinn)</text:p>
        </text:list-item>
        <text:list-item>
          <text:p text:style-name="P37">Production Cost per Unit (Devils)</text:p>
        </text:list-item>
        <text:list-item>
          <text:p text:style-name="P37">Movement</text:p>
        </text:list-item>
        <text:list-item>
          <text:p text:style-name="P37">Units Constructed</text:p>
        </text:list-item>
        <text:list-item>
          <text:p text:style-name="P37">Special Instructions</text:p>
        </text:list-item>
      </text:list>
      <text:p text:style-name="P5"/>
      <text:list xml:id="list2157968179578801122" text:style-name="L35">
        <text:list-item>
          <text:p text:style-name="P38">Devils</text:p>
        </text:list-item>
      </text:list>
      <text:p text:style-name="P5"/>
      <text:list xml:id="list2253887796508192547" text:style-name="L38">
        <text:list-item>
          <text:p text:style-name="P39">Malik</text:p>
        </text:list-item>
      </text:list>
      <text:p text:style-name="P5"/>
      <text:list xml:id="list4742175367255651125" text:style-name="L42">
        <text:list-item>
          <text:p text:style-name="P40">A) Attack: <text:s/>Hits on 3-6, 6 D6 </text:p>
          <text:p text:style-name="P40">B) Defend: Hits on 3-6, 6 D6</text:p>
        </text:list-item>
        <text:list-item>
          <text:p text:style-name="P40">0 Shimarra</text:p>
        </text:list-item>
        <text:list-item>
          <text:p text:style-name="P40">22 Surplus Parts</text:p>
        </text:list-item>
        <text:list-item>
          <text:p text:style-name="P40">N/A</text:p>
        </text:list-item>
        <text:list-item>
          <text:p text:style-name="P40">14 Shimarra</text:p>
        </text:list-item>
        <text:list-item>
          <text:p text:style-name="P40">0 Movement</text:p>
        </text:list-item>
        <text:list-item>
          <text:p text:style-name="P40">All Devil Faction units except Engineered</text:p>
        </text:list-item>
        <text:list-item>
          <text:p text:style-name="P40">Attacks once when landing, if fail then the Djinn Faction Units below escape into friendly territory, must hit all 6 dice accurately to strike 6 hits in one round of battle</text:p>
        </text:list-item>
      </text:list>
      <text:p text:style-name="P5"/>
      <text:list xml:id="list33527218" text:continue-list="list2157968179578801122" text:style-name="L35">
        <text:list-item>
          <text:p text:style-name="P38">Djinn</text:p>
          <text:p text:style-name="P38"/>
        </text:list-item>
      </text:list>
      <text:list xml:id="list2854022520313861968" text:style-name="L76">
        <text:list-item>
          <text:p text:style-name="P72">Mosque</text:p>
        </text:list-item>
      </text:list>
      <text:p text:style-name="P5"/>
      <text:list xml:id="list321389949401733677" text:style-name="L83">
        <text:list-item>
          <text:p text:style-name="P77">N/A</text:p>
        </text:list-item>
        <text:list-item>
          <text:p text:style-name="P77">25 Production Points</text:p>
        </text:list-item>
        <text:list-item>
          <text:p text:style-name="P77"><text:soft-page-break/>N/A</text:p>
        </text:list-item>
        <text:list-item>
          <text:p text:style-name="P77">14 Production Points</text:p>
        </text:list-item>
        <text:list-item>
          <text:p text:style-name="P77">N/A</text:p>
        </text:list-item>
        <text:list-item>
          <text:p text:style-name="P77">N/A</text:p>
        </text:list-item>
        <text:list-item>
          <text:p text:style-name="P77">Can be interacted with to heal Sustain Damage and Mana Pool Points, constructed by an Imam Unit when deployed on the board.</text:p>
        </text:list-item>
      </text:list>
      <text:p text:style-name="P5"/>
      <text:list xml:id="list1742320375689525048" text:style-name="L84">
        <text:list-item>
          <text:p text:style-name="P78">City</text:p>
        </text:list-item>
      </text:list>
      <text:p text:style-name="P5"/>
      <text:list xml:id="list9067214601861455486" text:style-name="L85">
        <text:list-item>
          <text:p text:style-name="P79">A) Attack: N/A</text:p>
          <text:p text:style-name="P79">B) Defend: Hits on 4-12, 3 Attack Cards</text:p>
        </text:list-item>
        <text:list-item>
          <text:p text:style-name="P79">40 Production Points</text:p>
        </text:list-item>
        <text:list-item>
          <text:p text:style-name="P79">N/A</text:p>
        </text:list-item>
        <text:list-item>
          <text:p text:style-name="P79">35 Production Points</text:p>
        </text:list-item>
        <text:list-item>
          <text:p text:style-name="P79">N/A</text:p>
        </text:list-item>
        <text:list-item>
          <text:p text:style-name="P79">N/A</text:p>
        </text:list-item>
        <text:list-item>
          <text:p text:style-name="P79">Infantry, Fortifications</text:p>
        </text:list-item>
        <text:list-item>
          <text:p text:style-name="P79">Can build every Infantry type, can build most Fortifications except for Mosque Fortifications</text:p>
        </text:list-item>
      </text:list>
      <text:p text:style-name="P5"/>
      <text:list xml:id="list4856431699451822293" text:style-name="L86">
        <text:list-item>
          <text:p text:style-name="P80">Farm</text:p>
        </text:list-item>
      </text:list>
      <text:p text:style-name="P5"/>
      <text:list xml:id="list2881160645865188447" text:style-name="L87">
        <text:list-item>
          <text:p text:style-name="P81">A) Attack: N/A</text:p>
          <text:p text:style-name="P81">B) Defend: <text:s/>Hits on 6, 1 D6</text:p>
        </text:list-item>
        <text:list-item>
          <text:p text:style-name="P81">18 Production Points</text:p>
        </text:list-item>
        <text:list-item>
          <text:p text:style-name="P81">N/A</text:p>
        </text:list-item>
        <text:list-item>
          <text:p text:style-name="P81">25 Production Points</text:p>
        </text:list-item>
        <text:list-item>
          <text:p text:style-name="P81">N/A</text:p>
        </text:list-item>
        <text:list-item>
          <text:p text:style-name="P81">N/A</text:p>
        </text:list-item>
        <text:list-item>
          <text:p text:style-name="P81">N/A</text:p>
        </text:list-item>
        <text:list-item>
          <text:p text:style-name="P81">N/A</text:p>
        </text:list-item>
      </text:list>
      <text:p text:style-name="P5"/>
      <text:list xml:id="list8595835578180927654" text:style-name="L88">
        <text:list-item>
          <text:p text:style-name="P82">Catapult</text:p>
        </text:list-item>
      </text:list>
      <text:p text:style-name="P5"/>
      <text:list xml:id="list8466531169635140070" text:style-name="L89">
        <text:list-item>
          <text:p text:style-name="P83">A) Attack: Hits on 4-12, 2 Attack Card</text:p>
          <text:p text:style-name="P83">B) Defend: N/A</text:p>
        </text:list-item>
        <text:list-item>
          <text:p text:style-name="P83">10 Production Points</text:p>
        </text:list-item>
        <text:list-item>
          <text:p text:style-name="P83">N/A</text:p>
        </text:list-item>
        <text:list-item>
          <text:p text:style-name="P83">N/A</text:p>
        </text:list-item>
        <text:list-item>
          <text:p text:style-name="P83">N/A</text:p>
        </text:list-item>
        <text:list-item>
          <text:p text:style-name="P83">2 Movement</text:p>
        </text:list-item>
        <text:list-item>
          <text:p text:style-name="P83">N/A</text:p>
        </text:list-item>
        <text:list-item>
          <text:p text:style-name="P83">Can only attack 1 space away, not same space, must stop moving to fight, can only be built after the Fateful Whip saga</text:p>
        </text:list-item>
      </text:list>
      <text:p text:style-name="P5"/>
      <text:list xml:id="list6350169587855187613" text:style-name="L43">
        <text:list-item>
          <text:p text:style-name="P41">Non-Player Entity</text:p>
        </text:list-item>
      </text:list>
      <text:p text:style-name="P5"/>
      <text:list xml:id="list6326142097255605311" text:style-name="L44">
        <text:list-item>
          <text:p text:style-name="P42">Apocalypse Growth</text:p>
        </text:list-item>
      </text:list>
      <text:p text:style-name="P5"><text:soft-page-break/></text:p>
      <text:list xml:id="list3260012372292664205" text:style-name="L45">
        <text:list-item>
          <text:p text:style-name="P43">Attack: Hits on 5-12, 1 Attack Card</text:p>
        </text:list-item>
        <text:list-item>
          <text:p text:style-name="P43">N/A</text:p>
        </text:list-item>
        <text:list-item>
          <text:p text:style-name="P43">N/A</text:p>
        </text:list-item>
        <text:list-item>
          <text:p text:style-name="P43">N/A</text:p>
        </text:list-item>
        <text:list-item>
          <text:p text:style-name="P43">N/A</text:p>
        </text:list-item>
        <text:list-item>
          <text:p text:style-name="P43">0 Movement</text:p>
        </text:list-item>
        <text:list-item>
          <text:p text:style-name="P43">Infantry, Specialized</text:p>
        </text:list-item>
        <text:list-item>
          <text:p text:style-name="P43">Spawns a Horde on a roll of 15 or greater on a D12, can attack from 1 space away only</text:p>
        </text:list-item>
      </text:list>
      <text:p text:style-name="P5"/>
      <text:list xml:id="list7181551717914544150" text:style-name="L122">
        <text:list-item>
          <text:p text:style-name="P103">Colony</text:p>
        </text:list-item>
      </text:list>
      <text:p text:style-name="P5"/>
      <text:list xml:id="list2809270052798860640" text:style-name="L123">
        <text:list-item>
          <text:p text:style-name="P104">A) Attack: N/A</text:p>
          <text:p text:style-name="P104">B) Defend: <text:s/>Hits on 7-12, 2 Attack Cards</text:p>
        </text:list-item>
        <text:list-item>
          <text:p text:style-name="P104">N/A</text:p>
        </text:list-item>
        <text:list-item>
          <text:p text:style-name="P104">13 Surplus Parts</text:p>
        </text:list-item>
        <text:list-item>
          <text:p text:style-name="P104">10 Production Points</text:p>
        </text:list-item>
        <text:list-item>
          <text:p text:style-name="P104">N/A</text:p>
        </text:list-item>
        <text:list-item>
          <text:p text:style-name="P104">N/A</text:p>
        </text:list-item>
        <text:list-item>
          <text:p text:style-name="P104">Infantry (Rogues)</text:p>
        </text:list-item>
        <text:list-item>
          <text:p text:style-name="P104">Will produce the bonus applied to each Faction when occupied by them, this location is where the Mothership will land every 4 turns when the Emergency Call Scenario is played out.</text:p>
        </text:list-item>
      </text:list>
      <text:p text:style-name="P5"/>
      <text:p text:style-name="P5"/>
      <text:p text:style-name="P5"/>
      <text:list xml:id="list33525738" text:continue-list="list6350169587855187613" text:style-name="L43">
        <text:list-header>
          <text:p text:style-name="P41"/>
        </text:list-header>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3">11. <text:s/>Terrain</text:p>
      <text:p text:style-name="P3"/>
      <text:p text:style-name="P5">Certain terrain will affect movement. <text:s/>The terrain modifies movement in the following ways:</text:p>
      <text:p text:style-name="P5"/>
      <text:list xml:id="list4056945194916613500" text:style-name="L46">
        <text:list-item>
          <text:p text:style-name="P44">Flat Land: <text:s/>Movement happens as normal</text:p>
        </text:list-item>
        <text:list-item>
          <text:p text:style-name="P44">Mountains: <text:s/>Movement is reduced by 1 for all Units with movement of 2 or more.</text:p>
        </text:list-item>
        <text:list-item>
          <text:p text:style-name="P44">Swamps: <text:s/>Units entering a Swamp become stuck after entering. <text:s/>Moving out of the Swamp requires a roll of a D12. <text:s/>If you roll a 5 or greater, then you can move out of that territory into the adjacent one only. <text:s/>You are allowed to attack from a Swamp.</text:p>
        </text:list-item>
        <text:list-item>
          <text:p text:style-name="P44">Minefields: <text:s/>Created when a player chooses to create one on their turn, available only to Devil Factions. <text:s/>Roll a D12 3 times when entering this territory. <text:s/>If you land a 5 or lower on one of the dice, bombard the units entering with one hit, and do this for all 3 dice rolls. <text:s/>If you are hit once, you must remain in this territory until the next turn. <text:s/>Another set of rolls will be conducted when attempting to leave. <text:s/>If you roll 6 or greater on all 3 dice, you may pass through with your normal movement ability.</text:p>
        </text:list-item>
        <text:list-item>
          <text:p text:style-name="P44">Gamed Land: <text:s/>Like a Minefield, only rolling 1 die instead of 3, and it can only be created by Djinn Factions. <text:s/>This hit deals 2 Sustain Only Damage as well, distributed as the player attempting to exit Gamed Land sees fit. <text:s/>When you successfully roll the Stealth Dice to create Gamed Land, the number on the Dice that was used to create the Gamed Land will be the number that has to be rolled by enemy forces to escape it, or receive the aforementioned damage.</text:p>
        </text:list-item>
        <text:list-item>
          <text:p text:style-name="P44">Open Water: <text:s/>Only Naval or Amphibious units can travel in this type of terrain. <text:s/>Movement happens as normal.</text:p>
        </text:list-item>
        <text:list-item>
          <text:p text:style-name="P44">Shoals: <text:s/>This can only be freely passed through by Amphibious units or Naval Warship units. <text:s/>All other units must roll a D6 to pass through, moving through as normal if they roll a 5 or greater. <text:s/>Units that are unsuccessful in this roll must be disbanded.</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3">12. <text:s/>Game Time Management</text:p>
      <text:p text:style-name="P3"/>
      <text:p text:style-name="P5">The game operates in turns, going until one side is defeated. <text:s/>On your turn, there are several things to do. <text:s/>Before any of these things are done, a check is made. <text:s/>If this is the beginning of the game, see the Fateful Whip section for the initial game steps. <text:s/>If this is any turn after that process is done, check to see if three turns have passed since the last flipping of a Darkness Tile, and 5 turns for the Light Tile. <text:s/>If so, replace the old Tile with the new one, and follow it's rules for the rest of the time it is active. <text:s/>Discard the old tile. <text:s/>If there are no more tiles to draw from, shuffle the appropriate discard pile and place a new one in the correct position, placing the deck of tiles aside until needed.</text:p>
      <text:p text:style-name="P5"/>
      <text:p text:style-name="P5">Also to note beforehand, is that any number of units that do not belong to the Privanna Ramma may enter a territory with a Belumu Fortification on it and, on a following turn, become a Unit that lives freely, called a Converted Unit. <text:s/>It does not move from the space, but defends itself with it's normal roll requirement. <text:s/>All Units choosing this are still subject to cards that affect Devil and/or Djinn Factions, and will be able to interact with the Belumu Fortification on the NPE turn. <text:s/>These units are controlled by the Privanna Rama.</text:p>
      <text:p text:style-name="P5"/>
      <text:p text:style-name="P5">As for the Human Investigators, each player will play them according to the rules listed below.</text:p>
      <text:p text:style-name="P5"/>
      <text:p text:style-name="P5">The Horde turn is done after all turns have been completed. <text:s/>They will move towards a Watuga Fortification when it is their turn, and attempt to destroy it, which it may if it is not defended properly.</text:p>
      <text:p text:style-name="P5"/>
      <text:p text:style-name="P5">The actions regularly taken are as follows, for each Faction:</text:p>
      <text:p text:style-name="P5"/>
      <text:list xml:id="list3779829282514173254" text:style-name="L47">
        <text:list-item>
          <text:p text:style-name="P45">Devil Faction Actions</text:p>
        </text:list-item>
      </text:list>
      <text:p text:style-name="P5"/>
      <text:list xml:id="list1956782667518319945" text:style-name="L48">
        <text:list-item>
          <text:p text:style-name="P46">Shenzan</text:p>
          <text:p text:style-name="P46"/>
        </text:list-item>
      </text:list>
      <text:list xml:id="list8785285889458197443" text:style-name="L49">
        <text:list-item>
          <text:p text:style-name="P119"><text:span text:style-name="T2">Draw 5 Impugo's Wrath Cards, keeping 2 and discarding the rest face down.</text:span></text:p>
        </text:list-item>
        <text:list-item>
          <text:p text:style-name="P119"><text:span text:style-name="T2">Choose to play any available Impugo's Wrath Cards, up to a maximum of 3 (Unless the card states otherwise)</text:span></text:p>
        </text:list-item>
        <text:list-item>
          <text:p text:style-name="P47">Collect Shimarra bonus (See Shimarra section for more details)</text:p>
        </text:list-item>
        <text:list-item>
          <text:p text:style-name="P47">Construct Units and Fortifications for placement at the end of the turn.</text:p>
        </text:list-item>
        <text:list-item>
          <text:p text:style-name="P47">Attack with Units on the board. <text:s/>Bombard first (See Naval Units section for more details). <text:s/>There is no strategic bombing in this game from other games.</text:p>
        </text:list-item>
        <text:list-item>
          <text:p text:style-name="P47">Move Units on the board that weren't moved to attack anyone.</text:p>
        </text:list-item>
        <text:list-item>
          <text:p text:style-name="P47">Draw a Queen card, and fulfill its instructions.</text:p>
        </text:list-item>
        <text:list-item>
          <text:p text:style-name="P47">Place constructed Units and Fortifications on the board in territories you control with units.</text:p>
        </text:list-item>
        <text:list-item>
          <text:p text:style-name="P47"><text:soft-page-break/>Remove all Impugo's Wrath cards from play and place them in the discard pile, face down.</text:p>
        </text:list-item>
      </text:list>
      <text:p text:style-name="P5"/>
      <text:list xml:id="list33522678" text:continue-list="list1956782667518319945" text:style-name="L48">
        <text:list-item>
          <text:p text:style-name="P46">Shaaku: </text:p>
        </text:list-item>
      </text:list>
      <text:p text:style-name="P5"/>
      <text:list xml:id="list5841349048730565046" text:style-name="L50">
        <text:list-item>
          <text:p text:style-name="P126"><text:span text:style-name="T2">Draw 5 Impugo's Wrath Cards, keeping 2 and discarding the rest face down.</text:span></text:p>
        </text:list-item>
        <text:list-item>
          <text:p text:style-name="P126"><text:span text:style-name="T2">Choose to play any available Impugo's Wrath Cards, up to a maximum of 3 (Unless the card states otherwise)</text:span></text:p>
        </text:list-item>
        <text:list-item>
          <text:p text:style-name="P48">Collect Shimarra bonus (See Shimarra section for more details)</text:p>
        </text:list-item>
        <text:list-item>
          <text:p text:style-name="P48">Construct Units and Fortifications for placement at the end of the turn.</text:p>
        </text:list-item>
        <text:list-item>
          <text:p text:style-name="P48">Attack with Units on the board. <text:s/>Bombard first (See Naval Units section for more details). <text:s/>There is no strategic bombing in this game from other games.</text:p>
        </text:list-item>
        <text:list-item>
          <text:p text:style-name="P48">Move Units on the board that weren't moved to attack anyone.</text:p>
        </text:list-item>
        <text:list-item>
          <text:p text:style-name="P48">Draw a Dance card, and fulfill its instructions.</text:p>
        </text:list-item>
        <text:list-item>
          <text:p text:style-name="P48">Place constructed Units and Fortifications on the board in territories you control with units.</text:p>
        </text:list-item>
        <text:list-item>
          <text:p text:style-name="P48">Remove all Impugo's Wrath cards from play and place them in the discard pile, face down.</text:p>
        </text:list-item>
      </text:list>
      <text:p text:style-name="P5"/>
      <text:list xml:id="list33507139" text:continue-list="list33522678" text:style-name="L48">
        <text:list-item>
          <text:p text:style-name="P46">Akusimaba: <text:s/></text:p>
        </text:list-item>
      </text:list>
      <text:p text:style-name="P5"/>
      <text:list xml:id="list8514471567552420958" text:style-name="L51">
        <text:list-item>
          <text:p text:style-name="P127"><text:span text:style-name="T2">Draw 5 Impugo's Wrath Cards, keeping 2 and discarding the rest face down.</text:span></text:p>
        </text:list-item>
        <text:list-item>
          <text:p text:style-name="P127"><text:span text:style-name="T2">Choose to play any available Impugo's Wrath Cards, up to a maximum of 3 (Unless the card states otherwise)</text:span></text:p>
        </text:list-item>
        <text:list-item>
          <text:p text:style-name="P49">Collect Shimarra bonus (See Shimarra section for more details)</text:p>
        </text:list-item>
        <text:list-item>
          <text:p text:style-name="P49">Construct Units and Fortifications for placement at the end of the turn.</text:p>
        </text:list-item>
        <text:list-item>
          <text:p text:style-name="P49">Attack with Units on the board. <text:s/>Bombard first (See Naval Units section for more details). <text:s/>There is no strategic bombing in this game from other games.</text:p>
        </text:list-item>
        <text:list-item>
          <text:p text:style-name="P49">Move Units on the board that weren't moved to attack anyone.</text:p>
        </text:list-item>
        <text:list-item>
          <text:p text:style-name="P49">Draw a War card, and fulfill its instructions.</text:p>
        </text:list-item>
        <text:list-item>
          <text:p text:style-name="P49">Place constructed Units and Fortifications on the board in territories you control with units.</text:p>
        </text:list-item>
        <text:list-item>
          <text:p text:style-name="P49">Remove all Impugo's Wrath cards from play and place them in the discard pile, face down.</text:p>
        </text:list-item>
      </text:list>
      <text:p text:style-name="P5"/>
      <text:list xml:id="list33523909" text:continue-list="list33507139" text:style-name="L48">
        <text:list-item>
          <text:p text:style-name="P46">Ba'Kri</text:p>
        </text:list-item>
      </text:list>
      <text:p text:style-name="P5"/>
      <text:list xml:id="list8899540860212690659" text:style-name="L52">
        <text:list-item>
          <text:p text:style-name="P128"><text:span text:style-name="T2">Draw 5 Impugo's Wrath Cards, keeping 2 and discarding the rest face down.</text:span></text:p>
        </text:list-item>
        <text:list-item>
          <text:p text:style-name="P128"><text:span text:style-name="T2">Choose to play any available Impugo's Wrath Cards, up to a maximum of 3 (Unless the card states otherwise)</text:span></text:p>
        </text:list-item>
        <text:list-item>
          <text:p text:style-name="P50">Collect Shimarra bonus (See Shimarra section for more details)</text:p>
        </text:list-item>
        <text:list-item>
          <text:p text:style-name="P50">Construct Units and Fortifications for placement at the end of the turn.</text:p>
        </text:list-item>
        <text:list-item>
          <text:p text:style-name="P50">Attack with Units on the board. <text:s/>Bombard first (See Naval Units section for more details). <text:s/>There is no strategic bombing in this game from other games.</text:p>
        </text:list-item>
        <text:list-item>
          <text:p text:style-name="P50">Move Units on the board that weren't moved to attack anyone.</text:p>
        </text:list-item>
        <text:list-item>
          <text:p text:style-name="P50">Draw a Judgment card if you have a YYYY Fortification, and fulfill its instructions.</text:p>
        </text:list-item>
        <text:list-item>
          <text:p text:style-name="P50">Place constructed Units and Fortifications on the board in territories you control <text:soft-page-break/>with units.</text:p>
        </text:list-item>
        <text:list-item>
          <text:p text:style-name="P50">Remove all Impugo's Wrath cards from play and place them in the discard pile, face down.</text:p>
        </text:list-item>
      </text:list>
      <text:p text:style-name="P5"/>
      <text:list xml:id="list33531138" text:continue-list="list33523909" text:style-name="L48">
        <text:list-item>
          <text:p text:style-name="P46">Simreh</text:p>
        </text:list-item>
      </text:list>
      <text:p text:style-name="P5"/>
      <text:list xml:id="list4749071975857461343" text:style-name="L53">
        <text:list-item>
          <text:p text:style-name="P129"><text:span text:style-name="T2">Draw 5 Impugo's Wrath Cards, keeping 2 and discarding the rest face down.</text:span></text:p>
        </text:list-item>
        <text:list-item>
          <text:p text:style-name="P129"><text:span text:style-name="T2">Choose to play any available Impugo's Wrath Cards, up to a maximum of 3 (Unless the card states otherwise)</text:span></text:p>
        </text:list-item>
        <text:list-item>
          <text:p text:style-name="P51">Collect Shimarra bonus (See Shimarra section for more details)</text:p>
        </text:list-item>
        <text:list-item>
          <text:p text:style-name="P51">Construct Units and Fortifications for placement at the end of the turn.</text:p>
        </text:list-item>
        <text:list-item>
          <text:p text:style-name="P51">Attack with Units on the board. <text:s/>Bombard first (See Naval Units section for more details). <text:s/>There is no strategic bombing in this game from other games.</text:p>
        </text:list-item>
        <text:list-item>
          <text:p text:style-name="P51">Move Units on the board that weren't moved to attack anyone.</text:p>
        </text:list-item>
        <text:list-item>
          <text:p text:style-name="P51">Place constructed Units and Fortifications on the board in territories you control with units.</text:p>
        </text:list-item>
        <text:list-item>
          <text:p text:style-name="P51">Place one extra XXXX Unit in the territory where the Malik is located.</text:p>
        </text:list-item>
        <text:list-item>
          <text:p text:style-name="P51">Remove all Impugo's Wrath cards from play and place them in the discard pile, face down.</text:p>
        </text:list-item>
      </text:list>
      <text:p text:style-name="P5"/>
      <text:list xml:id="list1221589567297269015" text:style-name="L130">
        <text:list-item>
          <text:p text:style-name="P108">Innudaku</text:p>
        </text:list-item>
      </text:list>
      <text:p text:style-name="P5"/>
      <text:list xml:id="list1594054844219631364" text:style-name="L131">
        <text:list-item>
          <text:p text:style-name="P130"><text:span text:style-name="T2">Draw 5 Impugo's Wrath Cards, keeping 2 and discarding the rest face down.</text:span></text:p>
        </text:list-item>
        <text:list-item>
          <text:p text:style-name="P130"><text:span text:style-name="T2">Choose to play any available Impugo's Wrath Cards, up to a maximum of 3 (Unless the card states otherwise)</text:span></text:p>
        </text:list-item>
        <text:list-item>
          <text:p text:style-name="P109">Collect Shimarra bonus (See Shimarra section for more details)</text:p>
        </text:list-item>
        <text:list-item>
          <text:p text:style-name="P109">Construct Units and Fortifications for placement at the end of the turn.</text:p>
        </text:list-item>
        <text:list-item>
          <text:p text:style-name="P109">Attack with Units on the board. <text:s/>Bombard first (See Naval Units section for more details). <text:s/>There is no strategic bombing in this game from other games.</text:p>
        </text:list-item>
        <text:list-item>
          <text:p text:style-name="P109">Move Units on the board that weren't moved to attack anyone.</text:p>
        </text:list-item>
        <text:list-item>
          <text:p text:style-name="P109">Draw a Mischief Card, choosing to play it on a player of choice, and fulfill its instructions. <text:s/>Discard face down if you do not choose to play this card.</text:p>
        </text:list-item>
        <text:list-item>
          <text:p text:style-name="P109">Place constructed Units and Fortifications on the board in territories you control with units.</text:p>
        </text:list-item>
        <text:list-item>
          <text:p text:style-name="P109">Remove all Impugo's Wrath cards from play and place them in the discard pile, face down.</text:p>
        </text:list-item>
      </text:list>
      <text:p text:style-name="P5"/>
      <text:list xml:id="list33514800" text:continue-list="list3779829282514173254" text:style-name="L47">
        <text:list-item>
          <text:p text:style-name="P45">Djinn Faction Actions</text:p>
        </text:list-item>
      </text:list>
      <text:p text:style-name="P5"/>
      <text:list xml:id="list4719412297463643486" text:style-name="L54">
        <text:list-item>
          <text:p text:style-name="P52">Non-Player Entity Factions:</text:p>
        </text:list-item>
      </text:list>
      <text:p text:style-name="P5"/>
      <text:list xml:id="list8103425218353405783" text:style-name="L55">
        <text:list-item>
          <text:p text:style-name="P53">Converted Units</text:p>
        </text:list-item>
      </text:list>
      <text:p text:style-name="P5"/>
      <text:list xml:id="list3706942097079045486" text:style-name="L56">
        <text:list-item>
          <text:p text:style-name="P54">Choose to interact with a Belumu Fortification, and heal all Sustain Damage.</text:p>
        </text:list-item>
      </text:list>
      <text:p text:style-name="P5"/>
      <text:list xml:id="list1073026738190671424" text:style-name="L57">
        <text:list-item>
          <text:p text:style-name="P55">Human Investigators</text:p>
        </text:list-item>
      </text:list>
      <text:p text:style-name="P5"/>
      <text:list xml:id="list8401570922506724386" text:style-name="L58">
        <text:list-item>
          <text:p text:style-name="P56">Choose to move to a new territory and draw a Discovery card, or remain in the <text:soft-page-break/>territory. <text:s/>Play the Discovery card immediately.</text:p>
        </text:list-item>
        <text:list-item>
          <text:p text:style-name="P56">Choose to interact with a Belumu Fortification, and become a Converted Unit.</text:p>
        </text:list-item>
        <text:list-item>
          <text:p text:style-name="P56">Surrender when attacked for the first time. <text:s/>Eject the Human Investigators from that territory into a friendly adjacent one. <text:s/>Draw a Discovery card and play it immediately when this happens.</text:p>
        </text:list-item>
        <text:list-item>
          <text:p text:style-name="P56">If this is a turn after initial surrender, then place 2 Infantry, 2 Vehicles, 3 Bombers, and 1 Transport Ship to the territory where the Comms Base Fortification is located.</text:p>
        </text:list-item>
        <text:list-item>
          <text:p text:style-name="P56">With the starting pack of Units, move towards the other Human Investigators who were attacked using the shortest route. <text:s/>Attack all blocking units if necessary, or perform Step 6.</text:p>
        </text:list-item>
        <text:list-item>
          <text:p text:style-name="P56">When moving towards or attacking enemy players, the Human Investigator forces may choose to wait for reinforcements. <text:s/>They are locked in place until reinforcements arrive, and then they will move together toward the enemy until they reach them. <text:s/>Following this, they will continue to move towards the Human Investigators.</text:p>
        </text:list-item>
        <text:list-item>
          <text:p text:style-name="P56">The remaining Units which are spawned after the initial pack may move in to reinforce other Units as Step 6 outlines, or move to other hostile areas of the board, as all other Units are hostile to theirs at the start.</text:p>
        </text:list-item>
      </text:list>
      <text:p text:style-name="P5"/>
      <text:list xml:id="list136201531710583007" text:style-name="L59">
        <text:list-item>
          <text:p text:style-name="P57">Horde</text:p>
        </text:list-item>
      </text:list>
      <text:p text:style-name="P5"/>
      <text:list xml:id="list9022642938574764219" text:style-name="L60">
        <text:list-item>
          <text:p text:style-name="P58">Move all units towards the nearest Watuga Fortification, according to their movement.</text:p>
        </text:list-item>
        <text:list-item>
          <text:p text:style-name="P58">Attack the Watuga Fortification when in range.</text:p>
        </text:list-item>
      </text:list>
      <text:p text:style-name="P5"/>
      <text:list xml:id="list5294777434053349750" text:style-name="L61">
        <text:list-item>
          <text:p text:style-name="P59">Iblis and the Dumrah</text:p>
        </text:list-item>
      </text:list>
      <text:p text:style-name="P5"/>
      <text:list xml:id="list816013918221720621" text:style-name="L62">
        <text:list-item>
          <text:p text:style-name="P60"/>
        </text:list-item>
      </text:list>
      <text:p text:style-name="P5"/>
      <text:p text:style-name="P5">The game ends when all players except for the last player standing have been completely wiped off the board. <text:s/>Declare the winner and clean up the game for next ti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3">13. <text:s/>Naval Units</text:p>
      <text:p text:style-name="P3"/>
      <text:p text:style-name="P5">Naval Units move across water, as do Amphibious Units. <text:s/>There are rules for Shoals, as outlined in the Terrain section. <text:s/>When a unit attacks from the water, there are a number of rules to follow. <text:s/>They are outlined as follows:</text:p>
      <text:p text:style-name="P5"/>
      <text:list xml:id="list6643965482716504234" text:style-name="L63">
        <text:list-item>
          <text:p text:style-name="P61">Bombardment – Bombardment can occur when Units capable of Bombardment are adjacent to a land territory, up to three spaces within the continent only, or when attacking other Naval Units from a far, if it is a Uteki Man Unit attacking. <text:s/>In the latter case, the attacking Unit bombards from up to 3 spaces away, only when joining an attack made by other friendly Units.</text:p>
          <text:p text:style-name="P61"/>
        </text:list-item>
        <text:list-item>
          <text:p text:style-name="P61">Amphibious Assault – Must be declared if there will be a ground invasion following the Naval Battle. <text:s/>Naval Units are attacked first, and if destroyed, transported Units may be deployed in the adjacent territory to attack.</text:p>
          <text:p text:style-name="P61"/>
        </text:list-item>
        <text:list-item>
          <text:p text:style-name="P61">Naval Battle – Standard combat rules apply here. <text:s/>Units can be joined by other Units from afar if they can perform the Bombardment actio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3">14. <text:s/>Shimarra</text:p>
      <text:p text:style-name="P3"/>
      <text:p text:style-name="P5">Shimarra is the currency of the Devil Factions. <text:s/>It is produced through various means, and is also required for producing Units and Fortifications. <text:s/>The process of acquiring and spending Shimarra is described below in the following order:</text:p>
      <text:p text:style-name="P5"/>
      <text:list xml:id="list3090867149431043983" text:style-name="L64">
        <text:list-item>
          <text:p text:style-name="P62">Card Usage: <text:s/>Some cards will require Shimarra to use (Not all of them), and some will give Shimarra, or a mix of both if the Devils are creative enough. <text:s/></text:p>
        </text:list-item>
        <text:list-item>
          <text:p text:style-name="P62">Building bonuses: <text:s/>Buildings will provide a Parts Surplus each turn, and this can be converted into Shimarra, 1 Shimarra per 2 Surplus Parts produced. <text:s/>Leftover Parts Surplus is accumulated after each turn, as indicated by Parts Counters placed on the territory with the Fortification in question. <text:s/>You can only convert 14 Surplus Parts each turn.</text:p>
        </text:list-item>
        <text:list-item>
          <text:p text:style-name="P62">Darkness and Light Tiles: <text:s/>These sometimes provide a Shimarra bonus, to be applied each turn until a new tile is flipped.</text:p>
        </text:list-item>
      </text:list>
      <text:p text:style-name="P5"/>
      <text:p text:style-name="P5">Accumulate the previous items in order and then proceed to Step 3 of the Devil Faction play rules. <text:s/>You spend Shimarra on units when you <text:s/>build them before placing them. <text:s/>Any Shimarra that is left over is carried over into the next tur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3">15. <text:s/>Fateful Whip</text:p>
      <text:p text:style-name="P3"/>
      <text:p text:style-name="P5">In this game, there is a starting order of events that is supposed to occur. <text:s/>It is called the “Fateful Whip”, and must be completed each time a game begins. <text:s/>The steps to complete the Fateful Whip is as follows:</text:p>
      <text:p text:style-name="P5"/>
      <text:list xml:id="list6732994374613672254" text:style-name="L65">
        <text:list-item>
          <text:p text:style-name="P63">There will be a pre-assigned amount of units that the Malik is carrying with it, and they will be deployed when the Malik lands (Occurring in Step X). <text:s/>If the Naval Warship(s) inside cannot be deployed, they are Disbanded. These units are as follows, of the players choice:</text:p>
        </text:list-item>
      </text:list>
      <text:p text:style-name="P5"/>
      <text:list xml:id="list7809000240916278157" text:style-name="L66">
        <text:list-item>
          <text:p text:style-name="P64">Shenzan: <text:s/>10 Infantry, 4 Land Vehicles, 2 Fighters, 1 Bomber, 1 Naval Warship</text:p>
        </text:list-item>
        <text:list-item>
          <text:p text:style-name="P64">Shaaku: <text:s/>12 Infantry, 5 Land Vehicles, 1 Fighter, 2 Naval Warships</text:p>
        </text:list-item>
        <text:list-item>
          <text:p text:style-name="P64">Akusimaba: <text:s/>15 Infantry, 6 Land Vehicles, 3 Naval Warships</text:p>
        </text:list-item>
        <text:list-item>
          <text:p text:style-name="P64">Ba'Kri: <text:s/>8 Infantry, 3 Land Vehicles, 4 Fighters, 1 Bomber</text:p>
        </text:list-item>
        <text:list-item>
          <text:p text:style-name="P64">Simreh: <text:s/>10 Infantry, 5 Land Vehicles, 1 Fighter, 4 Bombers</text:p>
        </text:list-item>
        <text:list-item>
          <text:p text:style-name="P64">Innudaku: <text:s/>11 Infantry, 5 Land Vehicles, 3 Fighters, 2 Bombers, 4 Naval Warships</text:p>
        </text:list-item>
      </text:list>
      <text:p text:style-name="P5"/>
      <text:list xml:id="list4381945027505371010" text:style-name="L102">
        <text:list-item>
          <text:p text:style-name="P89">From the Human Rogues repository, place the Colony and 2 Rogue Units on the board in a random location, chosen by all the players together. <text:s/>Form a vote. <text:s/>In the event of a tie, flip a coin and choose according to the coin.</text:p>
        </text:list-item>
      </text:list>
      <text:p text:style-name="P5"/>
      <text:list xml:id="list6043816109861034522" text:style-name="L124">
        <text:list-item>
          <text:p text:style-name="P105">Place the Messenger piece on the Dark Hold board. <text:s/>Roll a D6 for the negotiation for Iblis' escape. If it lands on a 2-6, then place the Iblis Unit in the same territory as the Human Rogue's Colony. <text:s/>If it lands on a 1, do nothing.</text:p>
          <text:p text:style-name="P105"/>
        </text:list-item>
        <text:list-item>
          <text:p text:style-name="P105">There will also be a pre-assigned number of Units and Fortifications that the Djinn Factions will spawn onto the board. <text:s/>Place the following pieces on the board, in this order to start things off:</text:p>
        </text:list-item>
      </text:list>
      <text:p text:style-name="P5"/>
      <text:list xml:id="list1863695072526605084" text:style-name="L98">
        <text:list-item>
          <text:p text:style-name="P87">The Believers: <text:s/>5 Fortifications, 4 Specialized, 7 Ibhat</text:p>
        </text:list-item>
        <text:list-item>
          <text:p text:style-name="P87">The Loft: <text:s/>3 Fortifications, 7 Specialized</text:p>
        </text:list-item>
        <text:list-item>
          <text:p text:style-name="P123"><text:span text:style-name="T2">The Djinn: <text:s/>7 Fortifications, 16 Specialized, 2 Ibhat</text:span></text:p>
        </text:list-item>
      </text:list>
      <text:p text:style-name="P117"><text:span text:style-name="T2"/></text:p>
      <text:list xml:id="list33521774" text:continue-numbering="true" text:style-name="L98">
        <text:list-header>
          <text:p text:style-name="P123"><text:span text:style-name="T2">Note: <text:s/>When deploying fully grown Djinn units, assign 2 random Magic Skills to them and place the correct Check Counters on the Djinn Hex Tile representing that Djinn Unit, your choice</text:span></text:p>
        </text:list-header>
      </text:list>
      <text:p text:style-name="P117"><text:span text:style-name="T2"/></text:p>
      <text:list xml:id="list6078303748516841147" text:style-name="L125">
        <text:list-item>
          <text:p text:style-name="P124"><text:span text:style-name="T2">Once Step 2 has been completed, then the Devil Faction players will decide where they will land their Malik Fortifications, and will attack with attack A on their destination territory, if </text:span><text:soft-page-break/><text:span text:style-name="T2">there are units in it. <text:s/>This will be done in the order written in Step 1. <text:s/>If the initial attack misses, the units below (If any) will vacate into a friendly territory of their controlling player's choice. <text:s/>If the hit lands, however, all the units will be destroyed. <text:s/>If the territory chosen for a landing attack is the Human Rogue's Colony territory, no Emergency Call Scenario procedure will take place.</text:span></text:p>
          <text:p text:style-name="P124"><text:span text:style-name="T2"/></text:p>
        </text:list-item>
        <text:list-item>
          <text:p text:style-name="P124"><text:span text:style-name="T2">At this point, all the Djinn Faction players decide if they will align in this time. <text:s/>If they do not, you will skip to Step 6. <text:s/>If not, complete the following steps in this order.</text:span></text:p>
        </text:list-item>
      </text:list>
      <text:p text:style-name="P5"/>
      <text:list xml:id="list8180648038702170278" text:style-name="L101">
        <text:list-item>
          <text:p text:style-name="P88">Place the Messenger piece in the Dark Hold with the Iblis Unit. <text:s/>Roll a D6 for a decision to leave and defend the homeland. <text:s/>If the roll equals 2-6, then bring the Iblis Unit onto the board in the same territory as the Human Rogues. <text:s/>Iblis is aligned with the Djinn Factions but primarily defends the Human Rogues from ALL harm.</text:p>
        </text:list-item>
        <text:list-item>
          <text:p text:style-name="P88">Place a Darkness and a Light Tile, reaping the benefits or deductions.</text:p>
        </text:list-item>
        <text:list-item>
          <text:p text:style-name="P88">Draw 3 Djinn Cards, picking 1 and playing it, discarding the rest face down. <text:s/>Follow it's instructions.</text:p>
        </text:list-item>
        <text:list-item>
          <text:p text:style-name="P88">Move Djinn Faction Units to the desired places, as movement allows.</text:p>
        </text:list-item>
        <text:list-item>
          <text:p text:style-name="P88">Freely build 1 Specialized or Infantry Unit anywhere on Djinn Faction controlled territory.</text:p>
        </text:list-item>
      </text:list>
      <text:p text:style-name="P5"/>
      <text:list xml:id="list4711055833471033411" text:style-name="L127">
        <text:list-item>
          <text:p text:style-name="P125"><text:span text:style-name="T2">Now the Maliks deploy the units they are carrying into the same territory they occupy. <text:s/>A Fortification of choice may be freely built in this territory as well in exchange for the Surplus Parts available to the Malik (See Shimarra Section), or they may be banked for next turn.</text:span></text:p>
        </text:list-item>
      </text:list>
      <text:p text:style-name="P5"/>
      <text:list xml:id="list6254368097249846251" text:style-name="L109">
        <text:list-item>
          <text:p text:style-name="P90">Iblis gets another chance to escape the Dark Hold, rolling the D6 again to land on a 2-6 to escape into the real world. <text:s/>If he fails to do this, never do this again until an Impugo's Wrath card tells you to do so. <text:s/>If the Unit does negotiate an escape, then place it on the Human Rogue's Colony territory. <text:s/>Whether the Unit was here before or just appeared, roll for 2 Yudu'uah Units to appear, once per unit. <text:s/>If it lands on 5-12, spawn a Yudu'uah Unit on the same territory as Iblis.</text:p>
        </text:list-item>
        <text:list-item>
          <text:p text:style-name="P90">At this time, a Darkness and a Light tile are placed for the next players Turn. <text:s/>See Darkness and Light Tiles Section for more details on when to replace these items.</text:p>
        </text:list-item>
      </text:list>
      <text:p text:style-name="P5"/>
      <text:p text:style-name="P5">At this point, the game continues as laid out in the Game Time Management section.</text:p>
      <text:p text:style-name="P5"/>
      <text:p text:style-name="P5"/>
      <text:p text:style-name="P5"/>
      <text:p text:style-name="P5"/>
      <text:p text:style-name="P3">16. <text:s/>Special Terminology</text:p>
      <text:p text:style-name="P3"/>
      <text:p text:style-name="P5">So you may have noticed there are some terms left unexplained as of yet. <text:s/>I will try to go over them here:</text:p>
      <text:p text:style-name="P5"/>
      <text:list xml:id="list5603431832692291333" text:style-name="L67">
        <text:list-item>
          <text:p text:style-name="P65">Sustain Only Damage – This happens when a Unit attacks with an attack that deals Sustain Only Damage. <text:s/>You assign a hit normally, but the hit landed can never be the lethal hit that causes a unit to become Disbanded. <text:s/>Discard the extra hits as though they never happened.</text:p>
          <text:p text:style-name="P65"/>
        </text:list-item>
        <text:list-item>
          <text:p text:style-name="P65">Disbanding – This happens when all the Health of a unit has been depleted. <text:s/>Add a Damage <text:soft-page-break/>Token beside each unit that receives a hit until their health has been depleted, then remove the unit from the board. <text:s/>If something in the game tells you to Disband immediately, then remove the piece from the board right away, or as instructed.</text:p>
          <text:p text:style-name="P65"/>
        </text:list-item>
        <text:list-item>
          <text:p text:style-name="P65">Surrendering – This may be done at any point during the battle, but a full round of battle must occur before that can happen. <text:s/>This can happen midway during the first round of battle, so the defending roll must be done first. <text:s/>After this round of battle, move the affected pieces into territory that player controls, or one that is empty, provided their remaining movement can take them there.</text:p>
          <text:p text:style-name="P65"/>
        </text:list-item>
        <text:list-item>
          <text:p text:style-name="P65">Converted Unit – These units sit idly on the Mosque location, defending it well, as it were. They are entitled to the benefit of having their Mana Pool Points restored, as well as any Health that has been depleted in battle. <text:s/>Regardless of movement ability, Converted Units do not move until they have been Disbanded.</text:p>
          <text:p text:style-name="P65"/>
        </text:list-item>
        <text:list-item>
          <text:p text:style-name="P65">Production Bonus – This is obtained through the work of Fortifications and Units on the board. Not literally, but they all contribute a bonus to the total Production Points a player has. <text:s/>Add up the values assigned to all Units and Fortifications at the start of the turn to assign the bonus.</text:p>
          <text:p text:style-name="P65"/>
        </text:list-item>
        <text:list-item>
          <text:p text:style-name="P65">Surplus Parts – Some Fortifications, including the Human Rogue's Colony (When taken over), produce an amount of Surplus Parts. <text:s/>In addition to the Shimarra bonus of the Malik Fortification, they can be added up (1 Shimarra per 2 Surplus Parts) to gain an advantage over the other players. <text:s/>Make sure to total them up when it becomes your turn. </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3">17. <text:s/>Impugo's Wrath Card Technology</text:p>
      <text:p text:style-name="P111"/>
      <text:list xml:id="list6575447344577072700" text:style-name="L94">
        <text:list-item>
          <text:p text:style-name="P85">There will be 3 dice rolled, if they ALIGN with the Primary Attack on the Impugo's Wrath Card in the ranges specified, then do that attack, otherwise use another combination on the card to do a mediocre strike as specified, with specified bonuses.</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3">18. <text:s/>Mosque Fortifications</text:p>
      <text:p text:style-name="P3"/>
      <text:p text:style-name="P5">The Mosque Fortification is a unique place. <text:s/>It is built by an Imam Unit, and when it is built it can do a number of things.</text:p>
      <text:p text:style-name="P5"/>
      <text:p text:style-name="P5">Firstly, ANY unit on the board except for the Horde Units can interact with this Fortification for a number of bonuses. <text:s/>On their turn, the player may interact with this Fortification to become a Converted Unit (See Special Terminology Section). <text:s/>Once it is a Converted Unit, it may interact with the Fortification on the Converted Units turn (If no Alliance is present, then The Believers will control these units, otherwise the whole Djinn Faction controls them). <text:s/>This will garner the following benefits:</text:p>
      <text:p text:style-name="P5"/>
      <text:list xml:id="list4931967728872657973" text:style-name="L96">
        <text:list-item>
          <text:p text:style-name="P86">Restore Mana Pool to Maximum</text:p>
        </text:list-item>
        <text:list-item>
          <text:p text:style-name="P86">Restore all Sustain Damage</text:p>
        </text:list-item>
      </text:list>
      <text:p text:style-name="P5"/>
      <text:p text:style-name="P5">Converted Units, as outlined, cannot move because they are attached to this Fortification. <text:s/>They have a bond with the other life there, and want to seek peace and harmony through reading scripture. <text:s/>So they will defend it wel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3">19. <text:s/>Emergency Call Scenario</text:p>
      <text:p text:style-name="P3"/>
      <text:p text:style-name="P5">When the Human Rogues are attacked, other than when the Fateful Whip scenario is taking place, they will attack once and, if they survive, they will retreat. <text:s/>Either way, an emergency call is made to the greater body to which they serve allegiance ultimately. <text:s/>They do not have many weapons to start with, but this force will deploy IT'S kind of reinforcements when this happens. <text:s/>So, when the Human Rogues are attacked for the first time, pause the game and perform the following steps:</text:p>
      <text:p text:style-name="P5"/>
      <text:list xml:id="list6723626310034482540" text:style-name="L128">
        <text:list-item>
          <text:p text:style-name="P106">Decide which Units will be carried by the Mothership from this list:</text:p>
          <text:p text:style-name="P106"/>
        </text:list-item>
      </text:list>
      <text:list xml:id="list4798112124524428953" text:style-name="L129">
        <text:list-item>
          <text:list>
            <text:list-item>
              <text:p text:style-name="P107">4 Infantry</text:p>
            </text:list-item>
            <text:list-item>
              <text:p text:style-name="P107">3 Land Vehicles</text:p>
            </text:list-item>
            <text:list-item>
              <text:p text:style-name="P107">2 Fighters</text:p>
            </text:list-item>
          </text:list>
        </text:list-item>
      </text:list>
      <text:p text:style-name="P5"/>
      <text:list xml:id="list33524768" text:continue-list="list6723626310034482540" text:style-name="L128">
        <text:list-item>
          <text:p text:style-name="P106">Have 1 round of battle, then cause the Human Rogue Units to retreat into a friendly or empty territory. <text:s/>Do not draw a Discovery card. <text:s/></text:p>
        </text:list-item>
      </text:list>
      <text:p text:style-name="P5"/>
      <text:list xml:id="list33504988" text:continue-numbering="true" text:style-name="L128">
        <text:list-item>
          <text:p text:style-name="P106">Continue 1 full turn until it becomes the Human Rogue's turn.</text:p>
        </text:list-item>
      </text:list>
      <text:p text:style-name="P5"/>
      <text:list xml:id="list33528703" text:continue-numbering="true" text:style-name="L128">
        <text:list-item>
          <text:p text:style-name="P106">Deploy the Mothership Unit on the Colony territory, along with all the units that have been chosen for it to carry.</text:p>
          <text:p text:style-name="P106"/>
        </text:list-item>
        <text:list-item>
          <text:p text:style-name="P106">Play another turn until it is the Human Rogue's turn.</text:p>
          <text:p text:style-name="P106"/>
        </text:list-item>
        <text:list-item>
          <text:p text:style-name="P106">When it is the Human Rogue's turn again, remove the Mothership from the board.</text:p>
          <text:p text:style-name="P106"/>
        </text:list-item>
        <text:list-item>
          <text:p text:style-name="P106">Move/Attack with the deployed units. <text:s/>If Iblis is within movement range, the Unit and any Yudu'uah Units also in range will join the attack, but not because they are in range exclusively.</text:p>
          <text:p text:style-name="P106"/>
        </text:list-item>
        <text:list-item>
          <text:p text:style-name="P106">Play 4 full turns.</text:p>
          <text:p text:style-name="P106"/>
        </text:list-item>
        <text:list-item>
          <text:p text:style-name="P106">When it becomes the Human Rogue's turn again at the end of the 4<text:span text:style-name="T1">th</text:span> turn, choose the Units to be carried by the Mothership from the list in Step 1. <text:s/>If the Colony was taken over before this point, then ignore this step until the Colony has been taken over by Iblis and/or the Yudu'uah Units. <text:s/>If they are defeated as well, cease the scenario here and resume play as normal. Otherwise, continue to Step 10.</text:p>
          <text:p text:style-name="P106"/>
        </text:list-item>
        <text:list-item>
          <text:p text:style-name="P106">Deploy the Mothership and the selected units on the Colony territory.</text:p>
          <text:p text:style-name="P106"/>
        </text:list-item>
        <text:list-item>
          <text:p text:style-name="P106"><text:soft-page-break/>Play 1 Full Turn. <text:s/>If the Mothership survives, continue to Step 12. <text:s/>If it does not, cease the scenario and resume play as normal.</text:p>
          <text:p text:style-name="P106"/>
        </text:list-item>
        <text:list-item>
          <text:p text:style-name="P106">When it becomes the Human Rogues turn again, remove the Mothership from the board.</text:p>
          <text:p text:style-name="P106"/>
        </text:list-item>
        <text:list-item>
          <text:p text:style-name="P106">Repeat Steps 8-13 until the Mothership or the Colony have been destroy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3-13T09:15:27.63</meta:creation-date>
    <dc:date>2024-03-19T13:26:15.98</dc:date>
    <meta:editing-duration>P3DT15H18M40S</meta:editing-duration>
    <meta:editing-cycles>10</meta:editing-cycles>
    <meta:generator>OpenOffice/4.1.15$Win32 OpenOffice.org_project/4115m2$Build-9813</meta:generator>
    <meta:document-statistic meta:table-count="0" meta:image-count="0" meta:object-count="0" meta:page-count="35" meta:paragraph-count="524" meta:word-count="8804" meta:character-count="47515"/>
  </office:meta>
</office:document-meta>
</file>